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4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ext-properties fo:color="#666666"/>
    </style:style>
  </office:automatic-styles>
  <office:body>
    <office:spreadsheet>
      <table:calculation-settings table:automatic-find-labels="false"/>
      <table:table table:name="ReadMe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Spreadsheet used to maintain and generate the CSV file stored to generate codes for datapull module</text:p>
          </table:table-cell>
        </table:table-row>
      </table:table>
      <table:table table:name="Data_co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y_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ovider_code</text:p>
          </table:table-cell>
          <table:table-cell office:value-type="string" calcext:value-type="string">
            <text:p>code#1</text:p>
          </table:table-cell>
          <table:table-cell office:value-type="string" calcext:value-type="string">
            <text:p>code#2</text:p>
          </table:table-cell>
          <table:table-cell office:value-type="string" calcext:value-type="string">
            <text:p>code#3</text:p>
          </table:table-cell>
          <table:table-cell office:value-type="string" calcext:value-type="string">
            <text:p>data_provider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urrency_2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asset_type</text:p>
          </table:table-cell>
          <table:table-cell office:value-type="string" calcext:value-type="string">
            <text:p>maturity</text:p>
          </table:table-cell>
          <table:table-cell office:value-type="string" calcext:value-type="string">
            <text:p>maturity_unit</text:p>
          </table:table-cell>
          <table:table-cell office:value-type="string" calcext:value-type="string">
            <text:p>maturity_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original_data_supplier</text:p>
          </table:table-cell>
          <table:table-cell office:value-type="string" calcext:value-type="string">
            <text:p>currency_short</text:p>
          </table:table-cell>
          <table:table-cell office:value-type="string" calcext:value-type="string">
            <text:p>currency_2_short</text:p>
          </table:table-cell>
          <table:table-cell office:value-type="string" calcext:value-type="string">
            <text:p>issuer_short</text:p>
          </table:table-cell>
          <table:table-cell office:value-type="string" calcext:value-type="string">
            <text:p>asset_type_short</text:p>
          </table:table-cell>
          <table:table-cell office:value-type="string" calcext:value-type="string">
            <text:p>maturity_short</text:p>
          </table:table-cell>
          <table:table-cell office:value-type="string" calcext:value-type="string">
            <text:p>maturity_unit_short</text:p>
          </table:table-cell>
          <table:table-cell office:value-type="string" calcext:value-type="string">
            <text:p>maturity_type_short</text:p>
          </table:table-cell>
          <table:table-cell office:value-type="string" calcext:value-type="string">
            <text:p>unit_shor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formula="of:=[.Q2]&amp;[.R2]&amp;[.S2]&amp;[.T2]&amp;[.U2]&amp;[.V2]&amp;[.W2]&amp;[.X2]" office:value-type="string" office:string-value="egeg1ycpy" calcext:value-type="string">
            <text:p>egeg1ycpy</text:p>
          </table:table-cell>
          <table:table-cell office:value-type="string" calcext:value-type="string">
            <text:p>bund_1y</text:p>
          </table:table-cell>
          <table:table-cell table:formula="of:=[.D2]&amp;[.E2]&amp;[.F2]" office:value-type="string" office:string-value="BUNDESBANK/BBK01_WT3400" calcext:value-type="string">
            <text:p>BUNDESBANK/BBK01_WT3400</text:p>
          </table:table-cell>
          <table:table-cell office:value-type="string" calcext:value-type="string">
            <text:p>BUNDESBANK/BBK01_WT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uandl</text:p>
          </table:table-cell>
          <table:table-cell office:value-type="string" calcext:value-type="string">
            <text:p>eur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government_b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undesbank</text:p>
          </table:table-cell>
          <table:table-cell table:formula="of:=INDEX([$Conventions.$A$1:.$D$10021];MATCH([.H$1]&amp;[.H2];[$Conventions.$D$1:.$D$10021];0);2)" office:value-type="string" office:string-value="e" calcext:value-type="string">
            <text:p>e</text:p>
          </table:table-cell>
          <table:table-cell table:formula="of:=INDEX([$Conventions.$A$1:.$D$10021];MATCH([.I$1]&amp;[.I2];[$Conventions.$D$1:.$D$10021];0);2)">
            <text:p/>
          </table:table-cell>
          <table:table-cell table:formula="of:=INDEX([$Conventions.$A$1:.$D$10021];MATCH([.J$1]&amp;[.J2];[$Conventions.$D$1:.$D$10021];0);2)" office:value-type="string" office:string-value="ge" calcext:value-type="string">
            <text:p>ge</text:p>
          </table:table-cell>
          <table:table-cell table:formula="of:=INDEX([$Conventions.$A$1:.$D$10021];MATCH([.K$1]&amp;[.K2];[$Conventions.$D$1:.$D$10021];0);2)" office:value-type="string" office:string-value="g" calcext:value-type="string">
            <text:p>g</text:p>
          </table:table-cell>
          <table:table-cell table:formula="of:=[.L2]" office:value-type="float" office:value="1" calcext:value-type="float">
            <text:p>1</text:p>
          </table:table-cell>
          <table:table-cell table:formula="of:=INDEX([$Conventions.$A$1:.$D$10021];MATCH([.M$1]&amp;[.M2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2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2];[$Conventions.$D$1:.$D$10021];0);2)" office:value-type="string" office:string-value="py" calcext:value-type="string">
            <text:p>py</text:p>
          </table:table-cell>
          <table:table-cell/>
        </table:table-row>
        <table:table-row table:style-name="ro1">
          <table:table-cell table:formula="of:=[.Q3]&amp;[.R3]&amp;[.S3]&amp;[.T3]&amp;[.U3]&amp;[.V3]&amp;[.W3]&amp;[.X3]" office:value-type="string" office:string-value="egeg2ycpy" calcext:value-type="string">
            <text:p>egeg2ycpy</text:p>
          </table:table-cell>
          <table:table-cell office:value-type="string" calcext:value-type="string">
            <text:p>bund_2y</text:p>
          </table:table-cell>
          <table:table-cell table:formula="of:=[.D3]&amp;[.E3]&amp;[.F3]" office:value-type="string" office:string-value="BUNDESBANK/BBK01_WT3401" calcext:value-type="string">
            <text:p>BUNDESBANK/BBK01_WT3401</text:p>
          </table:table-cell>
          <table:table-cell office:value-type="string" calcext:value-type="string">
            <text:p>BUNDESBANK/BBK01_WT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ndl</text:p>
          </table:table-cell>
          <table:table-cell office:value-type="string" calcext:value-type="string">
            <text:p>eur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government_b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undesbank</text:p>
          </table:table-cell>
          <table:table-cell table:formula="of:=INDEX([$Conventions.$A$1:.$D$10021];MATCH([.H$1]&amp;[.H3];[$Conventions.$D$1:.$D$10021];0);2)" office:value-type="string" office:string-value="e" calcext:value-type="string">
            <text:p>e</text:p>
          </table:table-cell>
          <table:table-cell table:formula="of:=INDEX([$Conventions.$A$1:.$D$10021];MATCH([.I$1]&amp;[.I3];[$Conventions.$D$1:.$D$10021];0);2)">
            <text:p/>
          </table:table-cell>
          <table:table-cell table:formula="of:=INDEX([$Conventions.$A$1:.$D$10021];MATCH([.J$1]&amp;[.J3];[$Conventions.$D$1:.$D$10021];0);2)" office:value-type="string" office:string-value="ge" calcext:value-type="string">
            <text:p>ge</text:p>
          </table:table-cell>
          <table:table-cell table:formula="of:=INDEX([$Conventions.$A$1:.$D$10021];MATCH([.K$1]&amp;[.K3];[$Conventions.$D$1:.$D$10021];0);2)" office:value-type="string" office:string-value="g" calcext:value-type="string">
            <text:p>g</text:p>
          </table:table-cell>
          <table:table-cell table:formula="of:=[.L3]" office:value-type="float" office:value="2" calcext:value-type="float">
            <text:p>2</text:p>
          </table:table-cell>
          <table:table-cell table:formula="of:=INDEX([$Conventions.$A$1:.$D$10021];MATCH([.M$1]&amp;[.M3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3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3];[$Conventions.$D$1:.$D$10021];0);2)" office:value-type="string" office:string-value="py" calcext:value-type="string">
            <text:p>py</text:p>
          </table:table-cell>
          <table:table-cell/>
        </table:table-row>
        <table:table-row table:style-name="ro1">
          <table:table-cell table:formula="of:=[.Q4]&amp;[.R4]&amp;[.S4]&amp;[.T4]&amp;[.U4]&amp;[.V4]&amp;[.W4]&amp;[.X4]" office:value-type="string" office:string-value="egeg3ycpy" calcext:value-type="string">
            <text:p>egeg3ycpy</text:p>
          </table:table-cell>
          <table:table-cell office:value-type="string" calcext:value-type="string">
            <text:p>bund_3y</text:p>
          </table:table-cell>
          <table:table-cell table:formula="of:=[.D4]&amp;[.E4]&amp;[.F4]" office:value-type="string" office:string-value="BUNDESBANK/BBK01_WT3402" calcext:value-type="string">
            <text:p>BUNDESBANK/BBK01_WT3402</text:p>
          </table:table-cell>
          <table:table-cell office:value-type="string" calcext:value-type="string">
            <text:p>BUNDESBANK/BBK01_WT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ndl</text:p>
          </table:table-cell>
          <table:table-cell office:value-type="string" calcext:value-type="string">
            <text:p>eur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government_bo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undesbank</text:p>
          </table:table-cell>
          <table:table-cell table:formula="of:=INDEX([$Conventions.$A$1:.$D$10021];MATCH([.H$1]&amp;[.H4];[$Conventions.$D$1:.$D$10021];0);2)" office:value-type="string" office:string-value="e" calcext:value-type="string">
            <text:p>e</text:p>
          </table:table-cell>
          <table:table-cell table:formula="of:=INDEX([$Conventions.$A$1:.$D$10021];MATCH([.I$1]&amp;[.I4];[$Conventions.$D$1:.$D$10021];0);2)">
            <text:p/>
          </table:table-cell>
          <table:table-cell table:formula="of:=INDEX([$Conventions.$A$1:.$D$10021];MATCH([.J$1]&amp;[.J4];[$Conventions.$D$1:.$D$10021];0);2)" office:value-type="string" office:string-value="ge" calcext:value-type="string">
            <text:p>ge</text:p>
          </table:table-cell>
          <table:table-cell table:formula="of:=INDEX([$Conventions.$A$1:.$D$10021];MATCH([.K$1]&amp;[.K4];[$Conventions.$D$1:.$D$10021];0);2)" office:value-type="string" office:string-value="g" calcext:value-type="string">
            <text:p>g</text:p>
          </table:table-cell>
          <table:table-cell table:formula="of:=[.L4]" office:value-type="float" office:value="3" calcext:value-type="float">
            <text:p>3</text:p>
          </table:table-cell>
          <table:table-cell table:formula="of:=INDEX([$Conventions.$A$1:.$D$10021];MATCH([.M$1]&amp;[.M4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4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4];[$Conventions.$D$1:.$D$10021];0);2)" office:value-type="string" office:string-value="py" calcext:value-type="string">
            <text:p>py</text:p>
          </table:table-cell>
          <table:table-cell/>
        </table:table-row>
        <table:table-row table:style-name="ro1">
          <table:table-cell table:formula="of:=[.Q5]&amp;[.R5]&amp;[.S5]&amp;[.T5]&amp;[.U5]&amp;[.V5]&amp;[.W5]&amp;[.X5]" office:value-type="string" office:string-value="egeg4ycpy" calcext:value-type="string">
            <text:p>egeg4ycpy</text:p>
          </table:table-cell>
          <table:table-cell office:value-type="string" calcext:value-type="string">
            <text:p>bund_4y</text:p>
          </table:table-cell>
          <table:table-cell table:formula="of:=[.D5]&amp;[.E5]&amp;[.F5]" office:value-type="string" office:string-value="BUNDESBANK/BBK01_WT3403" calcext:value-type="string">
            <text:p>BUNDESBANK/BBK01_WT3403</text:p>
          </table:table-cell>
          <table:table-cell office:value-type="string" calcext:value-type="string">
            <text:p>BUNDESBANK/BBK01_WT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andl</text:p>
          </table:table-cell>
          <table:table-cell office:value-type="string" calcext:value-type="string">
            <text:p>eur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government_bo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undesbank</text:p>
          </table:table-cell>
          <table:table-cell table:formula="of:=INDEX([$Conventions.$A$1:.$D$10021];MATCH([.H$1]&amp;[.H5];[$Conventions.$D$1:.$D$10021];0);2)" office:value-type="string" office:string-value="e" calcext:value-type="string">
            <text:p>e</text:p>
          </table:table-cell>
          <table:table-cell table:formula="of:=INDEX([$Conventions.$A$1:.$D$10021];MATCH([.I$1]&amp;[.I5];[$Conventions.$D$1:.$D$10021];0);2)">
            <text:p/>
          </table:table-cell>
          <table:table-cell table:formula="of:=INDEX([$Conventions.$A$1:.$D$10021];MATCH([.J$1]&amp;[.J5];[$Conventions.$D$1:.$D$10021];0);2)" office:value-type="string" office:string-value="ge" calcext:value-type="string">
            <text:p>ge</text:p>
          </table:table-cell>
          <table:table-cell table:formula="of:=INDEX([$Conventions.$A$1:.$D$10021];MATCH([.K$1]&amp;[.K5];[$Conventions.$D$1:.$D$10021];0);2)" office:value-type="string" office:string-value="g" calcext:value-type="string">
            <text:p>g</text:p>
          </table:table-cell>
          <table:table-cell table:formula="of:=[.L5]" office:value-type="float" office:value="4" calcext:value-type="float">
            <text:p>4</text:p>
          </table:table-cell>
          <table:table-cell table:formula="of:=INDEX([$Conventions.$A$1:.$D$10021];MATCH([.M$1]&amp;[.M5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5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5];[$Conventions.$D$1:.$D$10021];0);2)" office:value-type="string" office:string-value="py" calcext:value-type="string">
            <text:p>py</text:p>
          </table:table-cell>
          <table:table-cell/>
        </table:table-row>
        <table:table-row table:style-name="ro1">
          <table:table-cell table:formula="of:=[.Q6]&amp;[.R6]&amp;[.S6]&amp;[.T6]&amp;[.U6]&amp;[.V6]&amp;[.W6]&amp;[.X6]" office:value-type="string" office:string-value="egeg5ycpy" calcext:value-type="string">
            <text:p>egeg5ycpy</text:p>
          </table:table-cell>
          <table:table-cell office:value-type="string" calcext:value-type="string">
            <text:p>bund_5y</text:p>
          </table:table-cell>
          <table:table-cell table:formula="of:=[.D6]&amp;[.E6]&amp;[.F6]" office:value-type="string" office:string-value="BUNDESBANK/BBK01_WT3404" calcext:value-type="string">
            <text:p>BUNDESBANK/BBK01_WT3404</text:p>
          </table:table-cell>
          <table:table-cell office:value-type="string" calcext:value-type="string">
            <text:p>BUNDESBANK/BBK01_WT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ndl</text:p>
          </table:table-cell>
          <table:table-cell office:value-type="string" calcext:value-type="string">
            <text:p>eur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government_bo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undesbank</text:p>
          </table:table-cell>
          <table:table-cell table:formula="of:=INDEX([$Conventions.$A$1:.$D$10021];MATCH([.H$1]&amp;[.H6];[$Conventions.$D$1:.$D$10021];0);2)" office:value-type="string" office:string-value="e" calcext:value-type="string">
            <text:p>e</text:p>
          </table:table-cell>
          <table:table-cell table:formula="of:=INDEX([$Conventions.$A$1:.$D$10021];MATCH([.I$1]&amp;[.I6];[$Conventions.$D$1:.$D$10021];0);2)">
            <text:p/>
          </table:table-cell>
          <table:table-cell table:formula="of:=INDEX([$Conventions.$A$1:.$D$10021];MATCH([.J$1]&amp;[.J6];[$Conventions.$D$1:.$D$10021];0);2)" office:value-type="string" office:string-value="ge" calcext:value-type="string">
            <text:p>ge</text:p>
          </table:table-cell>
          <table:table-cell table:formula="of:=INDEX([$Conventions.$A$1:.$D$10021];MATCH([.K$1]&amp;[.K6];[$Conventions.$D$1:.$D$10021];0);2)" office:value-type="string" office:string-value="g" calcext:value-type="string">
            <text:p>g</text:p>
          </table:table-cell>
          <table:table-cell table:formula="of:=[.L6]" office:value-type="float" office:value="5" calcext:value-type="float">
            <text:p>5</text:p>
          </table:table-cell>
          <table:table-cell table:formula="of:=INDEX([$Conventions.$A$1:.$D$10021];MATCH([.M$1]&amp;[.M6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6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6];[$Conventions.$D$1:.$D$10021];0);2)" office:value-type="string" office:string-value="py" calcext:value-type="string">
            <text:p>py</text:p>
          </table:table-cell>
          <table:table-cell/>
        </table:table-row>
        <table:table-row table:style-name="ro1">
          <table:table-cell table:formula="of:=[.Q7]&amp;[.R7]&amp;[.S7]&amp;[.T7]&amp;[.U7]&amp;[.V7]&amp;[.W7]&amp;[.X7]" office:value-type="string" office:string-value="egeg7ycpy" calcext:value-type="string">
            <text:p>egeg7ycpy</text:p>
          </table:table-cell>
          <table:table-cell office:value-type="string" calcext:value-type="string">
            <text:p>bund_7y</text:p>
          </table:table-cell>
          <table:table-cell table:formula="of:=[.D7]&amp;[.E7]&amp;[.F7]" office:value-type="string" office:string-value="BUNDESBANK/BBK01_WT3406" calcext:value-type="string">
            <text:p>BUNDESBANK/BBK01_WT3406</text:p>
          </table:table-cell>
          <table:table-cell office:value-type="string" calcext:value-type="string">
            <text:p>BUNDESBANK/BBK01_WT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andl</text:p>
          </table:table-cell>
          <table:table-cell office:value-type="string" calcext:value-type="string">
            <text:p>eur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government_bo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undesbank</text:p>
          </table:table-cell>
          <table:table-cell table:formula="of:=INDEX([$Conventions.$A$1:.$D$10021];MATCH([.H$1]&amp;[.H7];[$Conventions.$D$1:.$D$10021];0);2)" office:value-type="string" office:string-value="e" calcext:value-type="string">
            <text:p>e</text:p>
          </table:table-cell>
          <table:table-cell table:formula="of:=INDEX([$Conventions.$A$1:.$D$10021];MATCH([.I$1]&amp;[.I7];[$Conventions.$D$1:.$D$10021];0);2)">
            <text:p/>
          </table:table-cell>
          <table:table-cell table:formula="of:=INDEX([$Conventions.$A$1:.$D$10021];MATCH([.J$1]&amp;[.J7];[$Conventions.$D$1:.$D$10021];0);2)" office:value-type="string" office:string-value="ge" calcext:value-type="string">
            <text:p>ge</text:p>
          </table:table-cell>
          <table:table-cell table:formula="of:=INDEX([$Conventions.$A$1:.$D$10021];MATCH([.K$1]&amp;[.K7];[$Conventions.$D$1:.$D$10021];0);2)" office:value-type="string" office:string-value="g" calcext:value-type="string">
            <text:p>g</text:p>
          </table:table-cell>
          <table:table-cell table:formula="of:=[.L7]" office:value-type="float" office:value="7" calcext:value-type="float">
            <text:p>7</text:p>
          </table:table-cell>
          <table:table-cell table:formula="of:=INDEX([$Conventions.$A$1:.$D$10021];MATCH([.M$1]&amp;[.M7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7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7];[$Conventions.$D$1:.$D$10021];0);2)" office:value-type="string" office:string-value="py" calcext:value-type="string">
            <text:p>py</text:p>
          </table:table-cell>
          <table:table-cell/>
        </table:table-row>
        <table:table-row table:style-name="ro1">
          <table:table-cell table:formula="of:=[.Q8]&amp;[.R8]&amp;[.S8]&amp;[.T8]&amp;[.U8]&amp;[.V8]&amp;[.W8]&amp;[.X8]" office:value-type="string" office:string-value="egeg10ycpy" calcext:value-type="string">
            <text:p>egeg10ycpy</text:p>
          </table:table-cell>
          <table:table-cell office:value-type="string" calcext:value-type="string">
            <text:p>bund_10y</text:p>
          </table:table-cell>
          <table:table-cell table:formula="of:=[.D8]&amp;[.E8]&amp;[.F8]" office:value-type="string" office:string-value="BUNDESBANK/BBK01_WT3409" calcext:value-type="string">
            <text:p>BUNDESBANK/BBK01_WT3409</text:p>
          </table:table-cell>
          <table:table-cell office:value-type="string" calcext:value-type="string">
            <text:p>BUNDESBANK/BBK01_WT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andl</text:p>
          </table:table-cell>
          <table:table-cell office:value-type="string" calcext:value-type="string">
            <text:p>eur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government_bo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undesbank</text:p>
          </table:table-cell>
          <table:table-cell table:formula="of:=INDEX([$Conventions.$A$1:.$D$10021];MATCH([.H$1]&amp;[.H8];[$Conventions.$D$1:.$D$10021];0);2)" office:value-type="string" office:string-value="e" calcext:value-type="string">
            <text:p>e</text:p>
          </table:table-cell>
          <table:table-cell table:formula="of:=INDEX([$Conventions.$A$1:.$D$10021];MATCH([.I$1]&amp;[.I8];[$Conventions.$D$1:.$D$10021];0);2)">
            <text:p/>
          </table:table-cell>
          <table:table-cell table:formula="of:=INDEX([$Conventions.$A$1:.$D$10021];MATCH([.J$1]&amp;[.J8];[$Conventions.$D$1:.$D$10021];0);2)" office:value-type="string" office:string-value="ge" calcext:value-type="string">
            <text:p>ge</text:p>
          </table:table-cell>
          <table:table-cell table:formula="of:=INDEX([$Conventions.$A$1:.$D$10021];MATCH([.K$1]&amp;[.K8];[$Conventions.$D$1:.$D$10021];0);2)" office:value-type="string" office:string-value="g" calcext:value-type="string">
            <text:p>g</text:p>
          </table:table-cell>
          <table:table-cell table:formula="of:=[.L8]" office:value-type="float" office:value="10" calcext:value-type="float">
            <text:p>10</text:p>
          </table:table-cell>
          <table:table-cell table:formula="of:=INDEX([$Conventions.$A$1:.$D$10021];MATCH([.M$1]&amp;[.M8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8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8];[$Conventions.$D$1:.$D$10021];0);2)" office:value-type="string" office:string-value="py" calcext:value-type="string">
            <text:p>py</text:p>
          </table:table-cell>
          <table:table-cell/>
        </table:table-row>
        <table:table-row table:style-name="ro1">
          <table:table-cell table:formula="of:=[.Q9]&amp;[.R9]&amp;[.S9]&amp;[.T9]&amp;[.U9]&amp;[.V9]&amp;[.W9]&amp;[.X9]" office:value-type="string" office:string-value="egeg15ycpy" calcext:value-type="string">
            <text:p>egeg15ycpy</text:p>
          </table:table-cell>
          <table:table-cell office:value-type="string" calcext:value-type="string">
            <text:p>bund_15y</text:p>
          </table:table-cell>
          <table:table-cell table:formula="of:=[.D9]&amp;[.E9]&amp;[.F9]" office:value-type="string" office:string-value="BUNDESBANK/BBK01_WT3439" calcext:value-type="string">
            <text:p>BUNDESBANK/BBK01_WT3439</text:p>
          </table:table-cell>
          <table:table-cell office:value-type="string" calcext:value-type="string">
            <text:p>BUNDESBANK/BBK01_WT3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quandl</text:p>
          </table:table-cell>
          <table:table-cell office:value-type="string" calcext:value-type="string">
            <text:p>eur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government_bon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undesbank</text:p>
          </table:table-cell>
          <table:table-cell table:formula="of:=INDEX([$Conventions.$A$1:.$D$10021];MATCH([.H$1]&amp;[.H9];[$Conventions.$D$1:.$D$10021];0);2)" office:value-type="string" office:string-value="e" calcext:value-type="string">
            <text:p>e</text:p>
          </table:table-cell>
          <table:table-cell table:formula="of:=INDEX([$Conventions.$A$1:.$D$10021];MATCH([.I$1]&amp;[.I9];[$Conventions.$D$1:.$D$10021];0);2)">
            <text:p/>
          </table:table-cell>
          <table:table-cell table:formula="of:=INDEX([$Conventions.$A$1:.$D$10021];MATCH([.J$1]&amp;[.J9];[$Conventions.$D$1:.$D$10021];0);2)" office:value-type="string" office:string-value="ge" calcext:value-type="string">
            <text:p>ge</text:p>
          </table:table-cell>
          <table:table-cell table:formula="of:=INDEX([$Conventions.$A$1:.$D$10021];MATCH([.K$1]&amp;[.K9];[$Conventions.$D$1:.$D$10021];0);2)" office:value-type="string" office:string-value="g" calcext:value-type="string">
            <text:p>g</text:p>
          </table:table-cell>
          <table:table-cell table:formula="of:=[.L9]" office:value-type="float" office:value="15" calcext:value-type="float">
            <text:p>15</text:p>
          </table:table-cell>
          <table:table-cell table:formula="of:=INDEX([$Conventions.$A$1:.$D$10021];MATCH([.M$1]&amp;[.M9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9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9];[$Conventions.$D$1:.$D$10021];0);2)" office:value-type="string" office:string-value="py" calcext:value-type="string">
            <text:p>py</text:p>
          </table:table-cell>
          <table:table-cell/>
        </table:table-row>
        <table:table-row table:style-name="ro1">
          <table:table-cell table:formula="of:=[.Q10]&amp;[.R10]&amp;[.S10]&amp;[.T10]&amp;[.U10]&amp;[.V10]&amp;[.W10]&amp;[.X10]" office:value-type="string" office:string-value="egeg20ycpy" calcext:value-type="string">
            <text:p>egeg20ycpy</text:p>
          </table:table-cell>
          <table:table-cell office:value-type="string" calcext:value-type="string">
            <text:p>bund_20y</text:p>
          </table:table-cell>
          <table:table-cell table:formula="of:=[.D10]&amp;[.E10]&amp;[.F10]" office:value-type="string" office:string-value="BUNDESBANK/BBK01_WT3449" calcext:value-type="string">
            <text:p>BUNDESBANK/BBK01_WT3449</text:p>
          </table:table-cell>
          <table:table-cell office:value-type="string" calcext:value-type="string">
            <text:p>BUNDESBANK/BBK01_WT3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quandl</text:p>
          </table:table-cell>
          <table:table-cell office:value-type="string" calcext:value-type="string">
            <text:p>eur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government_bo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undesbank</text:p>
          </table:table-cell>
          <table:table-cell table:formula="of:=INDEX([$Conventions.$A$1:.$D$10021];MATCH([.H$1]&amp;[.H10];[$Conventions.$D$1:.$D$10021];0);2)" office:value-type="string" office:string-value="e" calcext:value-type="string">
            <text:p>e</text:p>
          </table:table-cell>
          <table:table-cell table:formula="of:=INDEX([$Conventions.$A$1:.$D$10021];MATCH([.I$1]&amp;[.I10];[$Conventions.$D$1:.$D$10021];0);2)">
            <text:p/>
          </table:table-cell>
          <table:table-cell table:formula="of:=INDEX([$Conventions.$A$1:.$D$10021];MATCH([.J$1]&amp;[.J10];[$Conventions.$D$1:.$D$10021];0);2)" office:value-type="string" office:string-value="ge" calcext:value-type="string">
            <text:p>ge</text:p>
          </table:table-cell>
          <table:table-cell table:formula="of:=INDEX([$Conventions.$A$1:.$D$10021];MATCH([.K$1]&amp;[.K10];[$Conventions.$D$1:.$D$10021];0);2)" office:value-type="string" office:string-value="g" calcext:value-type="string">
            <text:p>g</text:p>
          </table:table-cell>
          <table:table-cell table:formula="of:=[.L10]" office:value-type="float" office:value="20" calcext:value-type="float">
            <text:p>20</text:p>
          </table:table-cell>
          <table:table-cell table:formula="of:=INDEX([$Conventions.$A$1:.$D$10021];MATCH([.M$1]&amp;[.M10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10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10];[$Conventions.$D$1:.$D$10021];0);2)" office:value-type="string" office:string-value="py" calcext:value-type="string">
            <text:p>py</text:p>
          </table:table-cell>
          <table:table-cell/>
        </table:table-row>
        <table:table-row table:style-name="ro1">
          <table:table-cell table:formula="of:=[.Q11]&amp;[.R11]&amp;[.S11]&amp;[.T11]&amp;[.U11]&amp;[.V11]&amp;[.W11]&amp;[.X11]" office:value-type="string" office:string-value="egeg30ycpy" calcext:value-type="string">
            <text:p>egeg30ycpy</text:p>
          </table:table-cell>
          <table:table-cell office:value-type="string" calcext:value-type="string">
            <text:p>bund_30y</text:p>
          </table:table-cell>
          <table:table-cell table:formula="of:=[.D11]&amp;[.E11]&amp;[.F11]" office:value-type="string" office:string-value="BUNDESBANK/BBK01_WT3429" calcext:value-type="string">
            <text:p>BUNDESBANK/BBK01_WT3429</text:p>
          </table:table-cell>
          <table:table-cell office:value-type="string" calcext:value-type="string">
            <text:p>BUNDESBANK/BBK01_WT3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quandl</text:p>
          </table:table-cell>
          <table:table-cell office:value-type="string" calcext:value-type="string">
            <text:p>eur</text:p>
          </table:table-cell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government_bon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undesbank</text:p>
          </table:table-cell>
          <table:table-cell table:formula="of:=INDEX([$Conventions.$A$1:.$D$10021];MATCH([.H$1]&amp;[.H11];[$Conventions.$D$1:.$D$10021];0);2)" office:value-type="string" office:string-value="e" calcext:value-type="string">
            <text:p>e</text:p>
          </table:table-cell>
          <table:table-cell table:formula="of:=INDEX([$Conventions.$A$1:.$D$10021];MATCH([.I$1]&amp;[.I11];[$Conventions.$D$1:.$D$10021];0);2)">
            <text:p/>
          </table:table-cell>
          <table:table-cell table:formula="of:=INDEX([$Conventions.$A$1:.$D$10021];MATCH([.J$1]&amp;[.J11];[$Conventions.$D$1:.$D$10021];0);2)" office:value-type="string" office:string-value="ge" calcext:value-type="string">
            <text:p>ge</text:p>
          </table:table-cell>
          <table:table-cell table:formula="of:=INDEX([$Conventions.$A$1:.$D$10021];MATCH([.K$1]&amp;[.K11];[$Conventions.$D$1:.$D$10021];0);2)" office:value-type="string" office:string-value="g" calcext:value-type="string">
            <text:p>g</text:p>
          </table:table-cell>
          <table:table-cell table:formula="of:=[.L11]" office:value-type="float" office:value="30" calcext:value-type="float">
            <text:p>30</text:p>
          </table:table-cell>
          <table:table-cell table:formula="of:=INDEX([$Conventions.$A$1:.$D$10021];MATCH([.M$1]&amp;[.M11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11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11];[$Conventions.$D$1:.$D$10021];0);2)" office:value-type="string" office:string-value="py" calcext:value-type="string">
            <text:p>py</text:p>
          </table:table-cell>
          <table:table-cell/>
        </table:table-row>
        <table:table-row table:style-name="ro1">
          <table:table-cell table:formula="of:=[.Q12]&amp;[.R12]&amp;[.S12]&amp;[.T12]&amp;[.U12]&amp;[.V12]&amp;[.W12]&amp;[.X12]" office:value-type="string" office:string-value="gukg5ycpy" calcext:value-type="string">
            <text:p>gukg5ycpy</text:p>
          </table:table-cell>
          <table:table-cell office:value-type="string" calcext:value-type="string">
            <text:p>gilt_y_5y</text:p>
          </table:table-cell>
          <table:table-cell table:formula="of:=[.D12]&amp;[.E12]&amp;[.F12]" office:value-type="string" office:string-value="BOE/IUDSNPY" calcext:value-type="string">
            <text:p>BOE/IUDSNPY</text:p>
          </table:table-cell>
          <table:table-cell office:value-type="string" calcext:value-type="string">
            <text:p>BOE/</text:p>
          </table:table-cell>
          <table:table-cell office:value-type="string" calcext:value-type="string">
            <text:p>IUDSNPY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government_bo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12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12];[$Conventions.$D$1:.$D$10021];0);2)">
            <text:p/>
          </table:table-cell>
          <table:table-cell table:formula="of:=INDEX([$Conventions.$A$1:.$D$10021];MATCH([.J$1]&amp;[.J12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12];[$Conventions.$D$1:.$D$10021];0);2)" office:value-type="string" office:string-value="g" calcext:value-type="string">
            <text:p>g</text:p>
          </table:table-cell>
          <table:table-cell table:formula="of:=[.L12]" office:value-type="float" office:value="5" calcext:value-type="float">
            <text:p>5</text:p>
          </table:table-cell>
          <table:table-cell table:formula="of:=INDEX([$Conventions.$A$1:.$D$10021];MATCH([.M$1]&amp;[.M12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12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12];[$Conventions.$D$1:.$D$10021];0);2)" office:value-type="string" office:string-value="py" calcext:value-type="string">
            <text:p>py</text:p>
          </table:table-cell>
          <table:table-cell/>
        </table:table-row>
        <table:table-row table:style-name="ro1">
          <table:table-cell table:formula="of:=[.Q13]&amp;[.R13]&amp;[.S13]&amp;[.T13]&amp;[.U13]&amp;[.V13]&amp;[.W13]&amp;[.X13]" office:value-type="string" office:string-value="gukg10ycpy" calcext:value-type="string">
            <text:p>gukg10ycpy</text:p>
          </table:table-cell>
          <table:table-cell office:value-type="string" calcext:value-type="string">
            <text:p>gilt_y_10y</text:p>
          </table:table-cell>
          <table:table-cell table:formula="of:=[.D13]&amp;[.E13]&amp;[.F13]" office:value-type="string" office:string-value="BOE/IUDMNPY" calcext:value-type="string">
            <text:p>BOE/IUDMNPY</text:p>
          </table:table-cell>
          <table:table-cell office:value-type="string" calcext:value-type="string">
            <text:p>BOE/</text:p>
          </table:table-cell>
          <table:table-cell office:value-type="string" calcext:value-type="string">
            <text:p>IUDMNPY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government_bo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13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13];[$Conventions.$D$1:.$D$10021];0);2)">
            <text:p/>
          </table:table-cell>
          <table:table-cell table:formula="of:=INDEX([$Conventions.$A$1:.$D$10021];MATCH([.J$1]&amp;[.J13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13];[$Conventions.$D$1:.$D$10021];0);2)" office:value-type="string" office:string-value="g" calcext:value-type="string">
            <text:p>g</text:p>
          </table:table-cell>
          <table:table-cell table:formula="of:=[.L13]" office:value-type="float" office:value="10" calcext:value-type="float">
            <text:p>10</text:p>
          </table:table-cell>
          <table:table-cell table:formula="of:=INDEX([$Conventions.$A$1:.$D$10021];MATCH([.M$1]&amp;[.M13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13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13];[$Conventions.$D$1:.$D$10021];0);2)" office:value-type="string" office:string-value="py" calcext:value-type="string">
            <text:p>py</text:p>
          </table:table-cell>
          <table:table-cell/>
        </table:table-row>
        <table:table-row table:style-name="ro1">
          <table:table-cell table:formula="of:=[.Q14]&amp;[.R14]&amp;[.S14]&amp;[.T14]&amp;[.U14]&amp;[.V14]&amp;[.W14]&amp;[.X14]" office:value-type="string" office:string-value="gukg20ycpy" calcext:value-type="string">
            <text:p>gukg20ycpy</text:p>
          </table:table-cell>
          <table:table-cell office:value-type="string" calcext:value-type="string">
            <text:p>gilt_y_20y</text:p>
          </table:table-cell>
          <table:table-cell table:formula="of:=[.D14]&amp;[.E14]&amp;[.F14]" office:value-type="string" office:string-value="BOE/IUDLNPY" calcext:value-type="string">
            <text:p>BOE/IUDLNPY</text:p>
          </table:table-cell>
          <table:table-cell office:value-type="string" calcext:value-type="string">
            <text:p>BOE/</text:p>
          </table:table-cell>
          <table:table-cell office:value-type="string" calcext:value-type="string">
            <text:p>IUDLNPY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government_bo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14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14];[$Conventions.$D$1:.$D$10021];0);2)">
            <text:p/>
          </table:table-cell>
          <table:table-cell table:formula="of:=INDEX([$Conventions.$A$1:.$D$10021];MATCH([.J$1]&amp;[.J14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14];[$Conventions.$D$1:.$D$10021];0);2)" office:value-type="string" office:string-value="g" calcext:value-type="string">
            <text:p>g</text:p>
          </table:table-cell>
          <table:table-cell table:formula="of:=[.L14]" office:value-type="float" office:value="20" calcext:value-type="float">
            <text:p>20</text:p>
          </table:table-cell>
          <table:table-cell table:formula="of:=INDEX([$Conventions.$A$1:.$D$10021];MATCH([.M$1]&amp;[.M14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14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14];[$Conventions.$D$1:.$D$10021];0);2)" office:value-type="string" office:string-value="py" calcext:value-type="string">
            <text:p>py</text:p>
          </table:table-cell>
          <table:table-cell/>
        </table:table-row>
        <table:table-row table:style-name="ro1">
          <table:table-cell table:formula="of:=[.Q15]&amp;[.R15]&amp;[.S15]&amp;[.T15]&amp;[.U15]&amp;[.V15]&amp;[.W15]&amp;[.X15]" office:value-type="string" office:string-value="gukg5ycbe" calcext:value-type="string">
            <text:p>gukg5ycbe</text:p>
          </table:table-cell>
          <table:table-cell office:value-type="string" calcext:value-type="string">
            <text:p>gilt_be_5y</text:p>
          </table:table-cell>
          <table:table-cell table:formula="of:=[.D15]&amp;[.E15]&amp;[.F15]" office:value-type="string" office:string-value="BOE/IUDSIZC" calcext:value-type="string">
            <text:p>BOE/IUDSIZC</text:p>
          </table:table-cell>
          <table:table-cell office:value-type="string" calcext:value-type="string">
            <text:p>BOE/</text:p>
          </table:table-cell>
          <table:table-cell office:value-type="string" calcext:value-type="string">
            <text:p>IUDSIZC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government_bo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inflation_breakeven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15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15];[$Conventions.$D$1:.$D$10021];0);2)">
            <text:p/>
          </table:table-cell>
          <table:table-cell table:formula="of:=INDEX([$Conventions.$A$1:.$D$10021];MATCH([.J$1]&amp;[.J15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15];[$Conventions.$D$1:.$D$10021];0);2)" office:value-type="string" office:string-value="g" calcext:value-type="string">
            <text:p>g</text:p>
          </table:table-cell>
          <table:table-cell table:formula="of:=[.L15]" office:value-type="float" office:value="5" calcext:value-type="float">
            <text:p>5</text:p>
          </table:table-cell>
          <table:table-cell table:formula="of:=INDEX([$Conventions.$A$1:.$D$10021];MATCH([.M$1]&amp;[.M15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15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15];[$Conventions.$D$1:.$D$10021];0);2)" office:value-type="string" office:string-value="be" calcext:value-type="string">
            <text:p>be</text:p>
          </table:table-cell>
          <table:table-cell office:value-type="string" calcext:value-type="string">
            <text:p>time series stops in May 2017</text:p>
          </table:table-cell>
        </table:table-row>
        <table:table-row table:style-name="ro1">
          <table:table-cell table:formula="of:=[.Q16]&amp;[.R16]&amp;[.S16]&amp;[.T16]&amp;[.U16]&amp;[.V16]&amp;[.W16]&amp;[.X16]" office:value-type="string" office:string-value="gukg10ycbe" calcext:value-type="string">
            <text:p>gukg10ycbe</text:p>
          </table:table-cell>
          <table:table-cell office:value-type="string" calcext:value-type="string">
            <text:p>gilt_be_10y</text:p>
          </table:table-cell>
          <table:table-cell table:formula="of:=[.D16]&amp;[.E16]&amp;[.F16]" office:value-type="string" office:string-value="BOE/IUDMIZC" calcext:value-type="string">
            <text:p>BOE/IUDMIZC</text:p>
          </table:table-cell>
          <table:table-cell office:value-type="string" calcext:value-type="string">
            <text:p>BOE/</text:p>
          </table:table-cell>
          <table:table-cell office:value-type="string" calcext:value-type="string">
            <text:p>IUDMIZC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government_bo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inflation_breakeven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16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16];[$Conventions.$D$1:.$D$10021];0);2)">
            <text:p/>
          </table:table-cell>
          <table:table-cell table:formula="of:=INDEX([$Conventions.$A$1:.$D$10021];MATCH([.J$1]&amp;[.J16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16];[$Conventions.$D$1:.$D$10021];0);2)" office:value-type="string" office:string-value="g" calcext:value-type="string">
            <text:p>g</text:p>
          </table:table-cell>
          <table:table-cell table:formula="of:=[.L16]" office:value-type="float" office:value="10" calcext:value-type="float">
            <text:p>10</text:p>
          </table:table-cell>
          <table:table-cell table:formula="of:=INDEX([$Conventions.$A$1:.$D$10021];MATCH([.M$1]&amp;[.M16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16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16];[$Conventions.$D$1:.$D$10021];0);2)" office:value-type="string" office:string-value="be" calcext:value-type="string">
            <text:p>be</text:p>
          </table:table-cell>
          <table:table-cell office:value-type="string" calcext:value-type="string">
            <text:p>time series stops in May 2017</text:p>
          </table:table-cell>
        </table:table-row>
        <table:table-row table:style-name="ro1">
          <table:table-cell table:formula="of:=[.Q17]&amp;[.R17]&amp;[.S17]&amp;[.T17]&amp;[.U17]&amp;[.V17]&amp;[.W17]&amp;[.X17]" office:value-type="string" office:string-value="gukg20ycbe" calcext:value-type="string">
            <text:p>gukg20ycbe</text:p>
          </table:table-cell>
          <table:table-cell office:value-type="string" calcext:value-type="string">
            <text:p>gilt_be_20y</text:p>
          </table:table-cell>
          <table:table-cell table:formula="of:=[.D17]&amp;[.E17]&amp;[.F17]" office:value-type="string" office:string-value="BOE/IUDLIZC" calcext:value-type="string">
            <text:p>BOE/IUDLIZC</text:p>
          </table:table-cell>
          <table:table-cell office:value-type="string" calcext:value-type="string">
            <text:p>BOE/</text:p>
          </table:table-cell>
          <table:table-cell office:value-type="string" calcext:value-type="string">
            <text:p>IUDLIZC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government_bo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inflation_breakeven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17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17];[$Conventions.$D$1:.$D$10021];0);2)">
            <text:p/>
          </table:table-cell>
          <table:table-cell table:formula="of:=INDEX([$Conventions.$A$1:.$D$10021];MATCH([.J$1]&amp;[.J17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17];[$Conventions.$D$1:.$D$10021];0);2)" office:value-type="string" office:string-value="g" calcext:value-type="string">
            <text:p>g</text:p>
          </table:table-cell>
          <table:table-cell table:formula="of:=[.L17]" office:value-type="float" office:value="20" calcext:value-type="float">
            <text:p>20</text:p>
          </table:table-cell>
          <table:table-cell table:formula="of:=INDEX([$Conventions.$A$1:.$D$10021];MATCH([.M$1]&amp;[.M17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17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17];[$Conventions.$D$1:.$D$10021];0);2)" office:value-type="string" office:string-value="be" calcext:value-type="string">
            <text:p>be</text:p>
          </table:table-cell>
          <table:table-cell office:value-type="string" calcext:value-type="string">
            <text:p>time series stops in May 2017</text:p>
          </table:table-cell>
        </table:table-row>
        <table:table-row table:style-name="ro1">
          <table:table-cell table:formula="of:=[.Q18]&amp;[.R18]&amp;[.S18]&amp;[.T18]&amp;[.U18]&amp;[.V18]&amp;[.W18]&amp;[.X18]" office:value-type="string" office:string-value="gukg5ycry" calcext:value-type="string">
            <text:p>gukg5ycry</text:p>
          </table:table-cell>
          <table:table-cell office:value-type="string" calcext:value-type="string">
            <text:p>gilt_ry_5y</text:p>
          </table:table-cell>
          <table:table-cell table:formula="of:=[.D18]&amp;[.E18]&amp;[.F18]" office:value-type="string" office:string-value="BOE/IUDSRZC" calcext:value-type="string">
            <text:p>BOE/IUDSRZC</text:p>
          </table:table-cell>
          <table:table-cell office:value-type="string" calcext:value-type="string">
            <text:p>BOE/</text:p>
          </table:table-cell>
          <table:table-cell office:value-type="string" calcext:value-type="string">
            <text:p>IUDSRZC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government_bo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real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18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18];[$Conventions.$D$1:.$D$10021];0);2)">
            <text:p/>
          </table:table-cell>
          <table:table-cell table:formula="of:=INDEX([$Conventions.$A$1:.$D$10021];MATCH([.J$1]&amp;[.J18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18];[$Conventions.$D$1:.$D$10021];0);2)" office:value-type="string" office:string-value="g" calcext:value-type="string">
            <text:p>g</text:p>
          </table:table-cell>
          <table:table-cell table:formula="of:=[.L18]" office:value-type="float" office:value="5" calcext:value-type="float">
            <text:p>5</text:p>
          </table:table-cell>
          <table:table-cell table:formula="of:=INDEX([$Conventions.$A$1:.$D$10021];MATCH([.M$1]&amp;[.M18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18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18];[$Conventions.$D$1:.$D$10021];0);2)" office:value-type="string" office:string-value="ry" calcext:value-type="string">
            <text:p>ry</text:p>
          </table:table-cell>
          <table:table-cell office:value-type="string" calcext:value-type="string">
            <text:p>time series stops in May 2017</text:p>
          </table:table-cell>
        </table:table-row>
        <table:table-row table:style-name="ro1">
          <table:table-cell table:formula="of:=[.Q19]&amp;[.R19]&amp;[.S19]&amp;[.T19]&amp;[.U19]&amp;[.V19]&amp;[.W19]&amp;[.X19]" office:value-type="string" office:string-value="gukg10ycry" calcext:value-type="string">
            <text:p>gukg10ycry</text:p>
          </table:table-cell>
          <table:table-cell office:value-type="string" calcext:value-type="string">
            <text:p>gilt_ry_10y</text:p>
          </table:table-cell>
          <table:table-cell table:formula="of:=[.D19]&amp;[.E19]&amp;[.F19]" office:value-type="string" office:string-value="BOE/IUDMRZC" calcext:value-type="string">
            <text:p>BOE/IUDMRZC</text:p>
          </table:table-cell>
          <table:table-cell office:value-type="string" calcext:value-type="string">
            <text:p>BOE/</text:p>
          </table:table-cell>
          <table:table-cell office:value-type="string" calcext:value-type="string">
            <text:p>IUDMRZC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government_bo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real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19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19];[$Conventions.$D$1:.$D$10021];0);2)">
            <text:p/>
          </table:table-cell>
          <table:table-cell table:formula="of:=INDEX([$Conventions.$A$1:.$D$10021];MATCH([.J$1]&amp;[.J19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19];[$Conventions.$D$1:.$D$10021];0);2)" office:value-type="string" office:string-value="g" calcext:value-type="string">
            <text:p>g</text:p>
          </table:table-cell>
          <table:table-cell table:formula="of:=[.L19]" office:value-type="float" office:value="10" calcext:value-type="float">
            <text:p>10</text:p>
          </table:table-cell>
          <table:table-cell table:formula="of:=INDEX([$Conventions.$A$1:.$D$10021];MATCH([.M$1]&amp;[.M19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19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19];[$Conventions.$D$1:.$D$10021];0);2)" office:value-type="string" office:string-value="ry" calcext:value-type="string">
            <text:p>ry</text:p>
          </table:table-cell>
          <table:table-cell office:value-type="string" calcext:value-type="string">
            <text:p>time series stops in May 2017</text:p>
          </table:table-cell>
        </table:table-row>
        <table:table-row table:style-name="ro1">
          <table:table-cell table:formula="of:=[.Q20]&amp;[.R20]&amp;[.S20]&amp;[.T20]&amp;[.U20]&amp;[.V20]&amp;[.W20]&amp;[.X20]" office:value-type="string" office:string-value="gukg20ycry" calcext:value-type="string">
            <text:p>gukg20ycry</text:p>
          </table:table-cell>
          <table:table-cell office:value-type="string" calcext:value-type="string">
            <text:p>gilt_ry_20y</text:p>
          </table:table-cell>
          <table:table-cell table:formula="of:=[.D20]&amp;[.E20]&amp;[.F20]" office:value-type="string" office:string-value="BOE/IUDLRZC" calcext:value-type="string">
            <text:p>BOE/IUDLRZC</text:p>
          </table:table-cell>
          <table:table-cell office:value-type="string" calcext:value-type="string">
            <text:p>BOE/</text:p>
          </table:table-cell>
          <table:table-cell office:value-type="string" calcext:value-type="string">
            <text:p>IUDLRZC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government_bo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real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20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20];[$Conventions.$D$1:.$D$10021];0);2)">
            <text:p/>
          </table:table-cell>
          <table:table-cell table:formula="of:=INDEX([$Conventions.$A$1:.$D$10021];MATCH([.J$1]&amp;[.J20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20];[$Conventions.$D$1:.$D$10021];0);2)" office:value-type="string" office:string-value="g" calcext:value-type="string">
            <text:p>g</text:p>
          </table:table-cell>
          <table:table-cell table:formula="of:=[.L20]" office:value-type="float" office:value="20" calcext:value-type="float">
            <text:p>20</text:p>
          </table:table-cell>
          <table:table-cell table:formula="of:=INDEX([$Conventions.$A$1:.$D$10021];MATCH([.M$1]&amp;[.M20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20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20];[$Conventions.$D$1:.$D$10021];0);2)" office:value-type="string" office:string-value="ry" calcext:value-type="string">
            <text:p>ry</text:p>
          </table:table-cell>
          <table:table-cell office:value-type="string" calcext:value-type="string">
            <text:p>time series stops in May 2017</text:p>
          </table:table-cell>
        </table:table-row>
        <table:table-row table:style-name="ro1">
          <table:table-cell table:formula="of:=[.Q21]&amp;[.R21]&amp;[.S21]&amp;[.T21]&amp;[.U21]&amp;[.V21]&amp;[.W21]&amp;[.X21]" office:value-type="string" office:string-value="gukg5yczy" calcext:value-type="string">
            <text:p>gukg5yczy</text:p>
          </table:table-cell>
          <table:table-cell office:value-type="string" calcext:value-type="string">
            <text:p>gilt_zc_5y</text:p>
          </table:table-cell>
          <table:table-cell table:formula="of:=[.D21]&amp;[.E21]&amp;[.F21]" office:value-type="string" office:string-value="BOE/IUDSNZC" calcext:value-type="string">
            <text:p>BOE/IUDSNZC</text:p>
          </table:table-cell>
          <table:table-cell office:value-type="string" calcext:value-type="string">
            <text:p>BOE/</text:p>
          </table:table-cell>
          <table:table-cell office:value-type="string" calcext:value-type="string">
            <text:p>IUDSNZC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government_bo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zero_coupon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21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21];[$Conventions.$D$1:.$D$10021];0);2)">
            <text:p/>
          </table:table-cell>
          <table:table-cell table:formula="of:=INDEX([$Conventions.$A$1:.$D$10021];MATCH([.J$1]&amp;[.J21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21];[$Conventions.$D$1:.$D$10021];0);2)" office:value-type="string" office:string-value="g" calcext:value-type="string">
            <text:p>g</text:p>
          </table:table-cell>
          <table:table-cell table:formula="of:=[.L21]" office:value-type="float" office:value="5" calcext:value-type="float">
            <text:p>5</text:p>
          </table:table-cell>
          <table:table-cell table:formula="of:=INDEX([$Conventions.$A$1:.$D$10021];MATCH([.M$1]&amp;[.M21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21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21];[$Conventions.$D$1:.$D$10021];0);2)" office:value-type="string" office:string-value="zy" calcext:value-type="string">
            <text:p>zy</text:p>
          </table:table-cell>
          <table:table-cell/>
        </table:table-row>
        <table:table-row table:style-name="ro1">
          <table:table-cell table:formula="of:=[.Q22]&amp;[.R22]&amp;[.S22]&amp;[.T22]&amp;[.U22]&amp;[.V22]&amp;[.W22]&amp;[.X22]" office:value-type="string" office:string-value="gukg10yczy" calcext:value-type="string">
            <text:p>gukg10yczy</text:p>
          </table:table-cell>
          <table:table-cell office:value-type="string" calcext:value-type="string">
            <text:p>gilt_zc_10y</text:p>
          </table:table-cell>
          <table:table-cell table:formula="of:=[.D22]&amp;[.E22]&amp;[.F22]" office:value-type="string" office:string-value="BOE/IUDMNZC" calcext:value-type="string">
            <text:p>BOE/IUDMNZC</text:p>
          </table:table-cell>
          <table:table-cell office:value-type="string" calcext:value-type="string">
            <text:p>BOE/</text:p>
          </table:table-cell>
          <table:table-cell office:value-type="string" calcext:value-type="string">
            <text:p>IUDMNZC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government_bo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zero_coupon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22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22];[$Conventions.$D$1:.$D$10021];0);2)">
            <text:p/>
          </table:table-cell>
          <table:table-cell table:formula="of:=INDEX([$Conventions.$A$1:.$D$10021];MATCH([.J$1]&amp;[.J22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22];[$Conventions.$D$1:.$D$10021];0);2)" office:value-type="string" office:string-value="g" calcext:value-type="string">
            <text:p>g</text:p>
          </table:table-cell>
          <table:table-cell table:formula="of:=[.L22]" office:value-type="float" office:value="10" calcext:value-type="float">
            <text:p>10</text:p>
          </table:table-cell>
          <table:table-cell table:formula="of:=INDEX([$Conventions.$A$1:.$D$10021];MATCH([.M$1]&amp;[.M22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22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22];[$Conventions.$D$1:.$D$10021];0);2)" office:value-type="string" office:string-value="zy" calcext:value-type="string">
            <text:p>zy</text:p>
          </table:table-cell>
          <table:table-cell/>
        </table:table-row>
        <table:table-row table:style-name="ro1">
          <table:table-cell table:formula="of:=[.Q23]&amp;[.R23]&amp;[.S23]&amp;[.T23]&amp;[.U23]&amp;[.V23]&amp;[.W23]&amp;[.X23]" office:value-type="string" office:string-value="gukg20yczy" calcext:value-type="string">
            <text:p>gukg20yczy</text:p>
          </table:table-cell>
          <table:table-cell office:value-type="string" calcext:value-type="string">
            <text:p>gilt_zc_20y</text:p>
          </table:table-cell>
          <table:table-cell table:formula="of:=[.D23]&amp;[.E23]&amp;[.F23]" office:value-type="string" office:string-value="BOE/IUDLNZC" calcext:value-type="string">
            <text:p>BOE/IUDLNZC</text:p>
          </table:table-cell>
          <table:table-cell office:value-type="string" calcext:value-type="string">
            <text:p>BOE/</text:p>
          </table:table-cell>
          <table:table-cell office:value-type="string" calcext:value-type="string">
            <text:p>IUDLNZC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government_bo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zero_coupon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23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23];[$Conventions.$D$1:.$D$10021];0);2)">
            <text:p/>
          </table:table-cell>
          <table:table-cell table:formula="of:=INDEX([$Conventions.$A$1:.$D$10021];MATCH([.J$1]&amp;[.J23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23];[$Conventions.$D$1:.$D$10021];0);2)" office:value-type="string" office:string-value="g" calcext:value-type="string">
            <text:p>g</text:p>
          </table:table-cell>
          <table:table-cell table:formula="of:=[.L23]" office:value-type="float" office:value="20" calcext:value-type="float">
            <text:p>20</text:p>
          </table:table-cell>
          <table:table-cell table:formula="of:=INDEX([$Conventions.$A$1:.$D$10021];MATCH([.M$1]&amp;[.M23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23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23];[$Conventions.$D$1:.$D$10021];0);2)" office:value-type="string" office:string-value="zy" calcext:value-type="string">
            <text:p>zy</text:p>
          </table:table-cell>
          <table:table-cell/>
        </table:table-row>
        <table:table-row table:style-name="ro1">
          <table:table-cell table:formula="of:=[.Q24]&amp;[.R24]&amp;[.S24]&amp;[.T24]&amp;[.U24]&amp;[.V24]&amp;[.W24]&amp;[.X24]" office:value-type="string" office:string-value="gukr1dcpy" calcext:value-type="string">
            <text:p>gukr1dcpy</text:p>
          </table:table-cell>
          <table:table-cell office:value-type="string" calcext:value-type="string">
            <text:p>gilt_repo_on</text:p>
          </table:table-cell>
          <table:table-cell table:formula="of:=[.D24]&amp;[.E24]&amp;[.F24]" office:value-type="string" office:string-value="BOE/IUDGRON" calcext:value-type="string">
            <text:p>BOE/IUDGRON</text:p>
          </table:table-cell>
          <table:table-cell office:value-type="string" calcext:value-type="string">
            <text:p>BOE/IUDGR</text:p>
          </table:table-cell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re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24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24];[$Conventions.$D$1:.$D$10021];0);2)">
            <text:p/>
          </table:table-cell>
          <table:table-cell table:formula="of:=INDEX([$Conventions.$A$1:.$D$10021];MATCH([.J$1]&amp;[.J24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24];[$Conventions.$D$1:.$D$10021];0);2)" office:value-type="string" office:string-value="r" calcext:value-type="string">
            <text:p>r</text:p>
          </table:table-cell>
          <table:table-cell table:formula="of:=[.L24]" office:value-type="float" office:value="1" calcext:value-type="float">
            <text:p>1</text:p>
          </table:table-cell>
          <table:table-cell table:formula="of:=INDEX([$Conventions.$A$1:.$D$10021];MATCH([.M$1]&amp;[.M24];[$Conventions.$D$1:.$D$10021];0);2)" office:value-type="string" office:string-value="d" calcext:value-type="string">
            <text:p>d</text:p>
          </table:table-cell>
          <table:table-cell table:formula="of:=INDEX([$Conventions.$A$1:.$D$10021];MATCH([.N$1]&amp;[.N24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24];[$Conventions.$D$1:.$D$10021];0);2)" office:value-type="string" office:string-value="py" calcext:value-type="string">
            <text:p>py</text:p>
          </table:table-cell>
          <table:table-cell office:value-type="string" calcext:value-type="string">
            <text:p>time series stops in May 2018</text:p>
          </table:table-cell>
        </table:table-row>
        <table:table-row table:style-name="ro1">
          <table:table-cell table:formula="of:=[.Q25]&amp;[.R25]&amp;[.S25]&amp;[.T25]&amp;[.U25]&amp;[.V25]&amp;[.W25]&amp;[.X25]" office:value-type="string" office:string-value="gukr1wcpy" calcext:value-type="string">
            <text:p>gukr1wcpy</text:p>
          </table:table-cell>
          <table:table-cell office:value-type="string" calcext:value-type="string">
            <text:p>gilt_repo_1w</text:p>
          </table:table-cell>
          <table:table-cell table:formula="of:=[.D25]&amp;[.E25]&amp;[.F25]" office:value-type="string" office:string-value="BOE/IUDGR1W" calcext:value-type="string">
            <text:p>BOE/IUDGR1W</text:p>
          </table:table-cell>
          <table:table-cell office:value-type="string" calcext:value-type="string">
            <text:p>BOE/IUDGR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re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25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25];[$Conventions.$D$1:.$D$10021];0);2)">
            <text:p/>
          </table:table-cell>
          <table:table-cell table:formula="of:=INDEX([$Conventions.$A$1:.$D$10021];MATCH([.J$1]&amp;[.J25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25];[$Conventions.$D$1:.$D$10021];0);2)" office:value-type="string" office:string-value="r" calcext:value-type="string">
            <text:p>r</text:p>
          </table:table-cell>
          <table:table-cell table:formula="of:=[.L25]" office:value-type="float" office:value="1" calcext:value-type="float">
            <text:p>1</text:p>
          </table:table-cell>
          <table:table-cell table:formula="of:=INDEX([$Conventions.$A$1:.$D$10021];MATCH([.M$1]&amp;[.M25];[$Conventions.$D$1:.$D$10021];0);2)" office:value-type="string" office:string-value="w" calcext:value-type="string">
            <text:p>w</text:p>
          </table:table-cell>
          <table:table-cell table:formula="of:=INDEX([$Conventions.$A$1:.$D$10021];MATCH([.N$1]&amp;[.N25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25];[$Conventions.$D$1:.$D$10021];0);2)" office:value-type="string" office:string-value="py" calcext:value-type="string">
            <text:p>py</text:p>
          </table:table-cell>
          <table:table-cell office:value-type="string" calcext:value-type="string">
            <text:p>time series stops in May 2018</text:p>
          </table:table-cell>
        </table:table-row>
        <table:table-row table:style-name="ro1">
          <table:table-cell table:formula="of:=[.Q26]&amp;[.R26]&amp;[.S26]&amp;[.T26]&amp;[.U26]&amp;[.V26]&amp;[.W26]&amp;[.X26]" office:value-type="string" office:string-value="gukr2wcpy" calcext:value-type="string">
            <text:p>gukr2wcpy</text:p>
          </table:table-cell>
          <table:table-cell office:value-type="string" calcext:value-type="string">
            <text:p>gilt_repo_2w</text:p>
          </table:table-cell>
          <table:table-cell table:formula="of:=[.D26]&amp;[.E26]&amp;[.F26]" office:value-type="string" office:string-value="BOE/IUDGR2W" calcext:value-type="string">
            <text:p>BOE/IUDGR2W</text:p>
          </table:table-cell>
          <table:table-cell office:value-type="string" calcext:value-type="string">
            <text:p>BOE/IUDGR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re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26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26];[$Conventions.$D$1:.$D$10021];0);2)">
            <text:p/>
          </table:table-cell>
          <table:table-cell table:formula="of:=INDEX([$Conventions.$A$1:.$D$10021];MATCH([.J$1]&amp;[.J26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26];[$Conventions.$D$1:.$D$10021];0);2)" office:value-type="string" office:string-value="r" calcext:value-type="string">
            <text:p>r</text:p>
          </table:table-cell>
          <table:table-cell table:formula="of:=[.L26]" office:value-type="float" office:value="2" calcext:value-type="float">
            <text:p>2</text:p>
          </table:table-cell>
          <table:table-cell table:formula="of:=INDEX([$Conventions.$A$1:.$D$10021];MATCH([.M$1]&amp;[.M26];[$Conventions.$D$1:.$D$10021];0);2)" office:value-type="string" office:string-value="w" calcext:value-type="string">
            <text:p>w</text:p>
          </table:table-cell>
          <table:table-cell table:formula="of:=INDEX([$Conventions.$A$1:.$D$10021];MATCH([.N$1]&amp;[.N26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26];[$Conventions.$D$1:.$D$10021];0);2)" office:value-type="string" office:string-value="py" calcext:value-type="string">
            <text:p>py</text:p>
          </table:table-cell>
          <table:table-cell office:value-type="string" calcext:value-type="string">
            <text:p>time series stops in May 2018</text:p>
          </table:table-cell>
        </table:table-row>
        <table:table-row table:style-name="ro1">
          <table:table-cell table:formula="of:=[.Q27]&amp;[.R27]&amp;[.S27]&amp;[.T27]&amp;[.U27]&amp;[.V27]&amp;[.W27]&amp;[.X27]" office:value-type="string" office:string-value="gukr1mcpy" calcext:value-type="string">
            <text:p>gukr1mcpy</text:p>
          </table:table-cell>
          <table:table-cell office:value-type="string" calcext:value-type="string">
            <text:p>gilt_repo_1m</text:p>
          </table:table-cell>
          <table:table-cell table:formula="of:=[.D27]&amp;[.E27]&amp;[.F27]" office:value-type="string" office:string-value="BOE/IUDGR1M" calcext:value-type="string">
            <text:p>BOE/IUDGR1M</text:p>
          </table:table-cell>
          <table:table-cell office:value-type="string" calcext:value-type="string">
            <text:p>BOE/IUDGR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re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27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27];[$Conventions.$D$1:.$D$10021];0);2)">
            <text:p/>
          </table:table-cell>
          <table:table-cell table:formula="of:=INDEX([$Conventions.$A$1:.$D$10021];MATCH([.J$1]&amp;[.J27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27];[$Conventions.$D$1:.$D$10021];0);2)" office:value-type="string" office:string-value="r" calcext:value-type="string">
            <text:p>r</text:p>
          </table:table-cell>
          <table:table-cell table:formula="of:=[.L27]" office:value-type="float" office:value="1" calcext:value-type="float">
            <text:p>1</text:p>
          </table:table-cell>
          <table:table-cell table:formula="of:=INDEX([$Conventions.$A$1:.$D$10021];MATCH([.M$1]&amp;[.M27];[$Conventions.$D$1:.$D$10021];0);2)" office:value-type="string" office:string-value="m" calcext:value-type="string">
            <text:p>m</text:p>
          </table:table-cell>
          <table:table-cell table:formula="of:=INDEX([$Conventions.$A$1:.$D$10021];MATCH([.N$1]&amp;[.N27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27];[$Conventions.$D$1:.$D$10021];0);2)" office:value-type="string" office:string-value="py" calcext:value-type="string">
            <text:p>py</text:p>
          </table:table-cell>
          <table:table-cell office:value-type="string" calcext:value-type="string">
            <text:p>time series stops in May 2018</text:p>
          </table:table-cell>
        </table:table-row>
        <table:table-row table:style-name="ro1">
          <table:table-cell table:formula="of:=[.Q28]&amp;[.R28]&amp;[.S28]&amp;[.T28]&amp;[.U28]&amp;[.V28]&amp;[.W28]&amp;[.X28]" office:value-type="string" office:string-value="gukr3mcpy" calcext:value-type="string">
            <text:p>gukr3mcpy</text:p>
          </table:table-cell>
          <table:table-cell office:value-type="string" calcext:value-type="string">
            <text:p>gilt_repo_3m</text:p>
          </table:table-cell>
          <table:table-cell table:formula="of:=[.D28]&amp;[.E28]&amp;[.F28]" office:value-type="string" office:string-value="BOE/IUDGR3M" calcext:value-type="string">
            <text:p>BOE/IUDGR3M</text:p>
          </table:table-cell>
          <table:table-cell office:value-type="string" calcext:value-type="string">
            <text:p>BOE/IUDGR</text:p>
          </table:table-cell>
          <table:table-cell office:value-type="string" calcext:value-type="string">
            <text:p>3M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rep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28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28];[$Conventions.$D$1:.$D$10021];0);2)">
            <text:p/>
          </table:table-cell>
          <table:table-cell table:formula="of:=INDEX([$Conventions.$A$1:.$D$10021];MATCH([.J$1]&amp;[.J28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28];[$Conventions.$D$1:.$D$10021];0);2)" office:value-type="string" office:string-value="r" calcext:value-type="string">
            <text:p>r</text:p>
          </table:table-cell>
          <table:table-cell table:formula="of:=[.L28]" office:value-type="float" office:value="3" calcext:value-type="float">
            <text:p>3</text:p>
          </table:table-cell>
          <table:table-cell table:formula="of:=INDEX([$Conventions.$A$1:.$D$10021];MATCH([.M$1]&amp;[.M28];[$Conventions.$D$1:.$D$10021];0);2)" office:value-type="string" office:string-value="m" calcext:value-type="string">
            <text:p>m</text:p>
          </table:table-cell>
          <table:table-cell table:formula="of:=INDEX([$Conventions.$A$1:.$D$10021];MATCH([.N$1]&amp;[.N28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28];[$Conventions.$D$1:.$D$10021];0);2)" office:value-type="string" office:string-value="py" calcext:value-type="string">
            <text:p>py</text:p>
          </table:table-cell>
          <table:table-cell office:value-type="string" calcext:value-type="string">
            <text:p>time series stops in May 2018</text:p>
          </table:table-cell>
        </table:table-row>
        <table:table-row table:style-name="ro1">
          <table:table-cell table:formula="of:=[.Q29]&amp;[.R29]&amp;[.S29]&amp;[.T29]&amp;[.U29]&amp;[.V29]&amp;[.W29]&amp;[.X29]" office:value-type="string" office:string-value="gukr6mcpy" calcext:value-type="string">
            <text:p>gukr6mcpy</text:p>
          </table:table-cell>
          <table:table-cell office:value-type="string" calcext:value-type="string">
            <text:p>gilt_repo_6m</text:p>
          </table:table-cell>
          <table:table-cell table:formula="of:=[.D29]&amp;[.E29]&amp;[.F29]" office:value-type="string" office:string-value="BOE/IUDGR6M" calcext:value-type="string">
            <text:p>BOE/IUDGR6M</text:p>
          </table:table-cell>
          <table:table-cell office:value-type="string" calcext:value-type="string">
            <text:p>BOE/IUDGR</text:p>
          </table:table-cell>
          <table:table-cell office:value-type="string" calcext:value-type="string">
            <text:p>6M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rep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29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29];[$Conventions.$D$1:.$D$10021];0);2)">
            <text:p/>
          </table:table-cell>
          <table:table-cell table:formula="of:=INDEX([$Conventions.$A$1:.$D$10021];MATCH([.J$1]&amp;[.J29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29];[$Conventions.$D$1:.$D$10021];0);2)" office:value-type="string" office:string-value="r" calcext:value-type="string">
            <text:p>r</text:p>
          </table:table-cell>
          <table:table-cell table:formula="of:=[.L29]" office:value-type="float" office:value="6" calcext:value-type="float">
            <text:p>6</text:p>
          </table:table-cell>
          <table:table-cell table:formula="of:=INDEX([$Conventions.$A$1:.$D$10021];MATCH([.M$1]&amp;[.M29];[$Conventions.$D$1:.$D$10021];0);2)" office:value-type="string" office:string-value="m" calcext:value-type="string">
            <text:p>m</text:p>
          </table:table-cell>
          <table:table-cell table:formula="of:=INDEX([$Conventions.$A$1:.$D$10021];MATCH([.N$1]&amp;[.N29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29];[$Conventions.$D$1:.$D$10021];0);2)" office:value-type="string" office:string-value="py" calcext:value-type="string">
            <text:p>py</text:p>
          </table:table-cell>
          <table:table-cell office:value-type="string" calcext:value-type="string">
            <text:p>time series stops in May 2018</text:p>
          </table:table-cell>
        </table:table-row>
        <table:table-row table:style-name="ro1">
          <table:table-cell table:formula="of:=[.Q30]&amp;[.R30]&amp;[.S30]&amp;[.T30]&amp;[.U30]&amp;[.V30]&amp;[.W30]&amp;[.X30]" office:value-type="string" office:string-value="gukr1ycpy" calcext:value-type="string">
            <text:p>gukr1ycpy</text:p>
          </table:table-cell>
          <table:table-cell office:value-type="string" calcext:value-type="string">
            <text:p>gilt_repo_1y</text:p>
          </table:table-cell>
          <table:table-cell table:formula="of:=[.D30]&amp;[.E30]&amp;[.F30]" office:value-type="string" office:string-value="BOE/IUDGR1Y" calcext:value-type="string">
            <text:p>BOE/IUDGR1Y</text:p>
          </table:table-cell>
          <table:table-cell office:value-type="string" calcext:value-type="string">
            <text:p>BOE/IUDGR</text:p>
          </table:table-cell>
          <table:table-cell office:value-type="string" calcext:value-type="string">
            <text:p>1Y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re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30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30];[$Conventions.$D$1:.$D$10021];0);2)">
            <text:p/>
          </table:table-cell>
          <table:table-cell table:formula="of:=INDEX([$Conventions.$A$1:.$D$10021];MATCH([.J$1]&amp;[.J30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30];[$Conventions.$D$1:.$D$10021];0);2)" office:value-type="string" office:string-value="r" calcext:value-type="string">
            <text:p>r</text:p>
          </table:table-cell>
          <table:table-cell table:formula="of:=[.L30]" office:value-type="float" office:value="1" calcext:value-type="float">
            <text:p>1</text:p>
          </table:table-cell>
          <table:table-cell table:formula="of:=INDEX([$Conventions.$A$1:.$D$10021];MATCH([.M$1]&amp;[.M30];[$Conventions.$D$1:.$D$10021];0);2)" office:value-type="string" office:string-value="y" calcext:value-type="string">
            <text:p>y</text:p>
          </table:table-cell>
          <table:table-cell table:formula="of:=INDEX([$Conventions.$A$1:.$D$10021];MATCH([.N$1]&amp;[.N30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30];[$Conventions.$D$1:.$D$10021];0);2)" office:value-type="string" office:string-value="py" calcext:value-type="string">
            <text:p>py</text:p>
          </table:table-cell>
          <table:table-cell office:value-type="string" calcext:value-type="string">
            <text:p>time series stops in May 2018</text:p>
          </table:table-cell>
        </table:table-row>
        <table:table-row table:style-name="ro1">
          <table:table-cell table:formula="of:=[.Q31]&amp;[.R31]&amp;[.S31]&amp;[.T31]&amp;[.U31]&amp;[.V31]&amp;[.W31]&amp;[.X31]" office:value-type="string" office:string-value="guks1dcpy" calcext:value-type="string">
            <text:p>guks1dcpy</text:p>
          </table:table-cell>
          <table:table-cell office:value-type="string" calcext:value-type="string">
            <text:p>boe_base</text:p>
          </table:table-cell>
          <table:table-cell table:formula="of:=[.D31]&amp;[.E31]&amp;[.F31]" office:value-type="string" office:string-value="BOE/IUDBEDR" calcext:value-type="string">
            <text:p>BOE/IUDBEDR</text:p>
          </table:table-cell>
          <table:table-cell office:value-type="string" calcext:value-type="string">
            <text:p>BOE/IUDBEDR</text:p>
          </table:table-cell>
          <table:table-cell table:number-columns-repeated="2"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par_yield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31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31];[$Conventions.$D$1:.$D$10021];0);2)">
            <text:p/>
          </table:table-cell>
          <table:table-cell table:formula="of:=INDEX([$Conventions.$A$1:.$D$10021];MATCH([.J$1]&amp;[.J31];[$Conventions.$D$1:.$D$10021];0);2)" office:value-type="string" office:string-value="uk" calcext:value-type="string">
            <text:p>uk</text:p>
          </table:table-cell>
          <table:table-cell table:formula="of:=INDEX([$Conventions.$A$1:.$D$10021];MATCH([.K$1]&amp;[.K31];[$Conventions.$D$1:.$D$10021];0);2)" office:value-type="string" office:string-value="s" calcext:value-type="string">
            <text:p>s</text:p>
          </table:table-cell>
          <table:table-cell table:formula="of:=[.L31]" office:value-type="float" office:value="1" calcext:value-type="float">
            <text:p>1</text:p>
          </table:table-cell>
          <table:table-cell table:formula="of:=INDEX([$Conventions.$A$1:.$D$10021];MATCH([.M$1]&amp;[.M31];[$Conventions.$D$1:.$D$10021];0);2)" office:value-type="string" office:string-value="d" calcext:value-type="string">
            <text:p>d</text:p>
          </table:table-cell>
          <table:table-cell table:formula="of:=INDEX([$Conventions.$A$1:.$D$10021];MATCH([.N$1]&amp;[.N31];[$Conventions.$D$1:.$D$10021];0);2)" office:value-type="string" office:string-value="c" calcext:value-type="string">
            <text:p>c</text:p>
          </table:table-cell>
          <table:table-cell table:formula="of:=INDEX([$Conventions.$A$1:.$D$10021];MATCH([.O$1]&amp;[.O31];[$Conventions.$D$1:.$D$10021];0);2)" office:value-type="string" office:string-value="py" calcext:value-type="string">
            <text:p>py</text:p>
          </table:table-cell>
          <table:table-cell/>
        </table:table-row>
        <table:table-row table:style-name="ro1">
          <table:table-cell table:formula="of:=[.Q32]&amp;[.R32]&amp;[.S32]&amp;[.T32]&amp;[.U32]&amp;[.V32]&amp;[.W32]&amp;[.X32]" office:value-type="string" office:string-value="uhycos" calcext:value-type="string">
            <text:p>uhycos</text:p>
          </table:table-cell>
          <table:table-cell office:value-type="string" calcext:value-type="string">
            <text:p>baml_hy_oas</text:p>
          </table:table-cell>
          <table:table-cell office:value-type="string" calcext:value-type="string">
            <text:p>BAMLH0A0HYM2</text:p>
          </table:table-cell>
          <table:table-cell table:number-columns-repeated="3"/>
          <table:table-cell office:value-type="string" calcext:value-type="string">
            <text:p>fred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high_yield</text:p>
          </table:table-cell>
          <table:table-cell office:value-type="string" calcext:value-type="string">
            <text:p>corporate_bond</text:p>
          </table:table-cell>
          <table:table-cell table:formula="of:=&quot;&quot;">
            <text:p/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OAS</text:p>
          </table:table-cell>
          <table:table-cell office:value-type="string" calcext:value-type="string">
            <text:p>BAML</text:p>
          </table:table-cell>
          <table:table-cell table:formula="of:=INDEX([$Conventions.$A$1:.$D$10021];MATCH([.H$1]&amp;[.H32];[$Conventions.$D$1:.$D$10021];0);2)" office:value-type="string" office:string-value="u" calcext:value-type="string">
            <text:p>u</text:p>
          </table:table-cell>
          <table:table-cell table:formula="of:=INDEX([$Conventions.$A$1:.$D$10021];MATCH([.I$1]&amp;[.I32];[$Conventions.$D$1:.$D$10021];0);2)">
            <text:p/>
          </table:table-cell>
          <table:table-cell table:formula="of:=INDEX([$Conventions.$A$1:.$D$10021];MATCH([.J$1]&amp;[.J32];[$Conventions.$D$1:.$D$10021];0);2)" office:value-type="string" office:string-value="hy" calcext:value-type="string">
            <text:p>hy</text:p>
          </table:table-cell>
          <table:table-cell table:formula="of:=INDEX([$Conventions.$A$1:.$D$10021];MATCH([.K$1]&amp;[.K32];[$Conventions.$D$1:.$D$10021];0);2)" office:value-type="string" office:string-value="c" calcext:value-type="string">
            <text:p>c</text:p>
          </table:table-cell>
          <table:table-cell table:formula="of:=[.L32]">
            <text:p/>
          </table:table-cell>
          <table:table-cell table:formula="of:=INDEX([$Conventions.$A$1:.$D$10021];MATCH([.M$1]&amp;[.M32];[$Conventions.$D$1:.$D$10021];0);2)">
            <text:p/>
          </table:table-cell>
          <table:table-cell table:formula="of:=INDEX([$Conventions.$A$1:.$D$10021];MATCH([.N$1]&amp;[.N32];[$Conventions.$D$1:.$D$10021];0);2)">
            <text:p/>
          </table:table-cell>
          <table:table-cell table:formula="of:=INDEX([$Conventions.$A$1:.$D$10021];MATCH([.O$1]&amp;[.O32];[$Conventions.$D$1:.$D$10021];0);2)" office:value-type="string" office:string-value="os" calcext:value-type="string">
            <text:p>os</text:p>
          </table:table-cell>
          <table:table-cell/>
        </table:table-row>
        <table:table-row table:style-name="ro1">
          <table:table-cell table:formula="of:=[.Q33]&amp;[.R33]&amp;[.S33]&amp;[.T33]&amp;[.U33]&amp;[.V33]&amp;[.W33]&amp;[.X33]" office:value-type="string" office:string-value="udnfp_total" calcext:value-type="string">
            <text:p>udnfp_total</text:p>
          </table:table-cell>
          <table:table-cell office:value-type="string" calcext:value-type="string">
            <text:p>nfp_total</text:p>
          </table:table-cell>
          <table:table-cell office:value-type="string" calcext:value-type="string">
            <text:p>PAYEMS</text:p>
          </table:table-cell>
          <table:table-cell table:number-columns-repeated="3"/>
          <table:table-cell office:value-type="string" calcext:value-type="string">
            <text:p>fred</text:p>
          </table:table-cell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data</text:p>
          </table:table-cell>
          <table:table-cell table:formula="of:=&quot;&quot;">
            <text:p/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bls</text:p>
          </table:table-cell>
          <table:table-cell table:formula="of:=INDEX([$Conventions.$A$1:.$D$10021];MATCH([.H$1]&amp;[.H33];[$Conventions.$D$1:.$D$10021];0);2)" office:value-type="string" office:string-value="u" calcext:value-type="string">
            <text:p>u</text:p>
          </table:table-cell>
          <table:table-cell table:formula="of:=INDEX([$Conventions.$A$1:.$D$10021];MATCH([.I$1]&amp;[.I33];[$Conventions.$D$1:.$D$10021];0);2)">
            <text:p/>
          </table:table-cell>
          <table:table-cell table:formula="of:=INDEX([$Conventions.$A$1:.$D$10021];MATCH([.J$1]&amp;[.J33];[$Conventions.$D$1:.$D$10021];0);2)">
            <text:p/>
          </table:table-cell>
          <table:table-cell table:formula="of:=INDEX([$Conventions.$A$1:.$D$10021];MATCH([.K$1]&amp;[.K33];[$Conventions.$D$1:.$D$10021];0);2)" office:value-type="string" office:string-value="d" calcext:value-type="string">
            <text:p>d</text:p>
          </table:table-cell>
          <table:table-cell table:formula="of:=[.L33]">
            <text:p/>
          </table:table-cell>
          <table:table-cell table:formula="of:=INDEX([$Conventions.$A$1:.$D$10021];MATCH([.M$1]&amp;[.M33];[$Conventions.$D$1:.$D$10021];0);2)">
            <text:p/>
          </table:table-cell>
          <table:table-cell table:formula="of:=IF([.K33]=&quot;data&quot;;[.B33];INDEX([$Conventions.$A$1:.$D$10021];MATCH([.N$1]&amp;[.N33];[$Conventions.$D$1:.$D$10021];0);2))" office:value-type="string" office:string-value="nfp_total" calcext:value-type="string">
            <text:p>nfp_total</text:p>
          </table:table-cell>
          <table:table-cell table:formula="of:=INDEX([$Conventions.$A$1:.$D$10021];MATCH([.O$1]&amp;[.O33];[$Conventions.$D$1:.$D$10021];0);2)">
            <text:p/>
          </table:table-cell>
          <table:table-cell/>
        </table:table-row>
        <table:table-row table:style-name="ro1">
          <table:table-cell table:formula="of:=[.Q34]&amp;[.R34]&amp;[.S34]&amp;[.T34]&amp;[.U34]&amp;[.V34]&amp;[.W34]&amp;[.X34]" office:value-type="string" office:string-value="egx" calcext:value-type="string">
            <text:p>egx</text:p>
          </table:table-cell>
          <table:table-cell table:formula="of:=[.H34]&amp;[.I34]" office:value-type="string" office:string-value="eurgbp" calcext:value-type="string">
            <text:p>eurgbp</text:p>
          </table:table-cell>
          <table:table-cell office:value-type="string" calcext:value-type="string">
            <text:p>PAYEMS</text:p>
          </table:table-cell>
          <table:table-cell table:style-name="ce1" office:value-type="string" calcext:value-type="string">
            <text:p>BOE/</text:p>
          </table:table-cell>
          <table:table-cell office:value-type="string" calcext:value-type="string">
            <text:p>XUDLSER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x</text:p>
          </table:table-cell>
          <table:table-cell/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34];[$Conventions.$D$1:.$D$10021];0);2)" office:value-type="string" office:string-value="e" calcext:value-type="string">
            <text:p>e</text:p>
          </table:table-cell>
          <table:table-cell table:formula="of:=INDEX([$Conventions.$A$1:.$D$10021];MATCH([.I$1]&amp;[.I34];[$Conventions.$D$1:.$D$10021];0);2)" office:value-type="string" office:string-value="g" calcext:value-type="string">
            <text:p>g</text:p>
          </table:table-cell>
          <table:table-cell table:formula="of:=INDEX([$Conventions.$A$1:.$D$10021];MATCH([.J$1]&amp;[.J34];[$Conventions.$D$1:.$D$10021];0);2)">
            <text:p/>
          </table:table-cell>
          <table:table-cell table:formula="of:=INDEX([$Conventions.$A$1:.$D$10021];MATCH([.K$1]&amp;[.K34];[$Conventions.$D$1:.$D$10021];0);2)" office:value-type="string" office:string-value="x" calcext:value-type="string">
            <text:p>x</text:p>
          </table:table-cell>
          <table:table-cell/>
          <table:table-cell table:formula="of:=INDEX([$Conventions.$A$1:.$D$10021];MATCH([.M$1]&amp;[.M34];[$Conventions.$D$1:.$D$10021];0);2)">
            <text:p/>
          </table:table-cell>
          <table:table-cell table:formula="of:=INDEX([$Conventions.$A$1:.$D$10021];MATCH([.N$1]&amp;[.N34];[$Conventions.$D$1:.$D$10021];0);2)">
            <text:p/>
          </table:table-cell>
          <table:table-cell table:formula="of:=INDEX([$Conventions.$A$1:.$D$10021];MATCH([.O$1]&amp;[.O34];[$Conventions.$D$1:.$D$10021];0);2)">
            <text:p/>
          </table:table-cell>
          <table:table-cell/>
        </table:table-row>
        <table:table-row table:style-name="ro1">
          <table:table-cell table:formula="of:=[.Q35]&amp;[.R35]&amp;[.S35]&amp;[.T35]&amp;[.U35]&amp;[.V35]&amp;[.W35]&amp;[.X35]" office:value-type="string" office:string-value="yux" calcext:value-type="string">
            <text:p>yux</text:p>
          </table:table-cell>
          <table:table-cell table:formula="of:=[.H35]&amp;[.I35]" office:value-type="string" office:string-value="cnyusd" calcext:value-type="string">
            <text:p>cnyusd</text:p>
          </table:table-cell>
          <table:table-cell office:value-type="string" calcext:value-type="string">
            <text:p>PAYEMS</text:p>
          </table:table-cell>
          <table:table-cell table:style-name="ce1" office:value-type="string" calcext:value-type="string">
            <text:p>BOE/</text:p>
          </table:table-cell>
          <table:table-cell office:value-type="string" calcext:value-type="string">
            <text:p>XUDLBK73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cn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x</text:p>
          </table:table-cell>
          <table:table-cell/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35];[$Conventions.$D$1:.$D$10021];0);2)" office:value-type="string" office:string-value="y" calcext:value-type="string">
            <text:p>y</text:p>
          </table:table-cell>
          <table:table-cell table:formula="of:=INDEX([$Conventions.$A$1:.$D$10021];MATCH([.I$1]&amp;[.I35];[$Conventions.$D$1:.$D$10021];0);2)" office:value-type="string" office:string-value="u" calcext:value-type="string">
            <text:p>u</text:p>
          </table:table-cell>
          <table:table-cell table:formula="of:=INDEX([$Conventions.$A$1:.$D$10021];MATCH([.J$1]&amp;[.J35];[$Conventions.$D$1:.$D$10021];0);2)">
            <text:p/>
          </table:table-cell>
          <table:table-cell table:formula="of:=INDEX([$Conventions.$A$1:.$D$10021];MATCH([.K$1]&amp;[.K35];[$Conventions.$D$1:.$D$10021];0);2)" office:value-type="string" office:string-value="x" calcext:value-type="string">
            <text:p>x</text:p>
          </table:table-cell>
          <table:table-cell/>
          <table:table-cell table:formula="of:=INDEX([$Conventions.$A$1:.$D$10021];MATCH([.M$1]&amp;[.M35];[$Conventions.$D$1:.$D$10021];0);2)">
            <text:p/>
          </table:table-cell>
          <table:table-cell table:formula="of:=INDEX([$Conventions.$A$1:.$D$10021];MATCH([.N$1]&amp;[.N35];[$Conventions.$D$1:.$D$10021];0);2)">
            <text:p/>
          </table:table-cell>
          <table:table-cell table:formula="of:=INDEX([$Conventions.$A$1:.$D$10021];MATCH([.O$1]&amp;[.O35];[$Conventions.$D$1:.$D$10021];0);2)">
            <text:p/>
          </table:table-cell>
          <table:table-cell/>
        </table:table-row>
        <table:table-row table:style-name="ro1">
          <table:table-cell table:formula="of:=[.Q36]&amp;[.R36]&amp;[.S36]&amp;[.T36]&amp;[.U36]&amp;[.V36]&amp;[.W36]&amp;[.X36]" office:value-type="string" office:string-value="cux" calcext:value-type="string">
            <text:p>cux</text:p>
          </table:table-cell>
          <table:table-cell table:formula="of:=[.H36]&amp;[.I36]" office:value-type="string" office:string-value="cadusd" calcext:value-type="string">
            <text:p>cadusd</text:p>
          </table:table-cell>
          <table:table-cell office:value-type="string" calcext:value-type="string">
            <text:p>PAYEMS</text:p>
          </table:table-cell>
          <table:table-cell table:style-name="ce1" office:value-type="string" calcext:value-type="string">
            <text:p>BOE/</text:p>
          </table:table-cell>
          <table:table-cell office:value-type="string" calcext:value-type="string">
            <text:p>XUDLCDD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x</text:p>
          </table:table-cell>
          <table:table-cell/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36];[$Conventions.$D$1:.$D$10021];0);2)" office:value-type="string" office:string-value="c" calcext:value-type="string">
            <text:p>c</text:p>
          </table:table-cell>
          <table:table-cell table:formula="of:=INDEX([$Conventions.$A$1:.$D$10021];MATCH([.I$1]&amp;[.I36];[$Conventions.$D$1:.$D$10021];0);2)" office:value-type="string" office:string-value="u" calcext:value-type="string">
            <text:p>u</text:p>
          </table:table-cell>
          <table:table-cell table:formula="of:=INDEX([$Conventions.$A$1:.$D$10021];MATCH([.J$1]&amp;[.J36];[$Conventions.$D$1:.$D$10021];0);2)">
            <text:p/>
          </table:table-cell>
          <table:table-cell table:formula="of:=INDEX([$Conventions.$A$1:.$D$10021];MATCH([.K$1]&amp;[.K36];[$Conventions.$D$1:.$D$10021];0);2)" office:value-type="string" office:string-value="x" calcext:value-type="string">
            <text:p>x</text:p>
          </table:table-cell>
          <table:table-cell/>
          <table:table-cell table:formula="of:=INDEX([$Conventions.$A$1:.$D$10021];MATCH([.M$1]&amp;[.M36];[$Conventions.$D$1:.$D$10021];0);2)">
            <text:p/>
          </table:table-cell>
          <table:table-cell table:formula="of:=INDEX([$Conventions.$A$1:.$D$10021];MATCH([.N$1]&amp;[.N36];[$Conventions.$D$1:.$D$10021];0);2)">
            <text:p/>
          </table:table-cell>
          <table:table-cell table:formula="of:=INDEX([$Conventions.$A$1:.$D$10021];MATCH([.O$1]&amp;[.O36];[$Conventions.$D$1:.$D$10021];0);2)">
            <text:p/>
          </table:table-cell>
          <table:table-cell/>
        </table:table-row>
        <table:table-row table:style-name="ro1">
          <table:table-cell table:formula="of:=[.Q37]&amp;[.R37]&amp;[.S37]&amp;[.T37]&amp;[.U37]&amp;[.V37]&amp;[.W37]&amp;[.X37]" office:value-type="string" office:string-value="jux" calcext:value-type="string">
            <text:p>jux</text:p>
          </table:table-cell>
          <table:table-cell table:formula="of:=[.H37]&amp;[.I37]" office:value-type="string" office:string-value="jpyusd" calcext:value-type="string">
            <text:p>jpyusd</text:p>
          </table:table-cell>
          <table:table-cell office:value-type="string" calcext:value-type="string">
            <text:p>PAYEMS</text:p>
          </table:table-cell>
          <table:table-cell table:style-name="ce1" office:value-type="string" calcext:value-type="string">
            <text:p>BOE/</text:p>
          </table:table-cell>
          <table:table-cell office:value-type="string" calcext:value-type="string">
            <text:p>XUDLJYD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x</text:p>
          </table:table-cell>
          <table:table-cell/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37];[$Conventions.$D$1:.$D$10021];0);2)" office:value-type="string" office:string-value="j" calcext:value-type="string">
            <text:p>j</text:p>
          </table:table-cell>
          <table:table-cell table:formula="of:=INDEX([$Conventions.$A$1:.$D$10021];MATCH([.I$1]&amp;[.I37];[$Conventions.$D$1:.$D$10021];0);2)" office:value-type="string" office:string-value="u" calcext:value-type="string">
            <text:p>u</text:p>
          </table:table-cell>
          <table:table-cell table:formula="of:=INDEX([$Conventions.$A$1:.$D$10021];MATCH([.J$1]&amp;[.J37];[$Conventions.$D$1:.$D$10021];0);2)">
            <text:p/>
          </table:table-cell>
          <table:table-cell table:formula="of:=INDEX([$Conventions.$A$1:.$D$10021];MATCH([.K$1]&amp;[.K37];[$Conventions.$D$1:.$D$10021];0);2)" office:value-type="string" office:string-value="x" calcext:value-type="string">
            <text:p>x</text:p>
          </table:table-cell>
          <table:table-cell/>
          <table:table-cell table:formula="of:=INDEX([$Conventions.$A$1:.$D$10021];MATCH([.M$1]&amp;[.M37];[$Conventions.$D$1:.$D$10021];0);2)">
            <text:p/>
          </table:table-cell>
          <table:table-cell table:formula="of:=INDEX([$Conventions.$A$1:.$D$10021];MATCH([.N$1]&amp;[.N37];[$Conventions.$D$1:.$D$10021];0);2)">
            <text:p/>
          </table:table-cell>
          <table:table-cell table:formula="of:=INDEX([$Conventions.$A$1:.$D$10021];MATCH([.O$1]&amp;[.O37];[$Conventions.$D$1:.$D$10021];0);2)">
            <text:p/>
          </table:table-cell>
          <table:table-cell/>
        </table:table-row>
        <table:table-row table:style-name="ro1">
          <table:table-cell table:formula="of:=[.Q38]&amp;[.R38]&amp;[.S38]&amp;[.T38]&amp;[.U38]&amp;[.V38]&amp;[.W38]&amp;[.X38]" office:value-type="string" office:string-value="gux" calcext:value-type="string">
            <text:p>gux</text:p>
          </table:table-cell>
          <table:table-cell table:formula="of:=[.H38]&amp;[.I38]" office:value-type="string" office:string-value="gbpusd" calcext:value-type="string">
            <text:p>gbpusd</text:p>
          </table:table-cell>
          <table:table-cell office:value-type="string" calcext:value-type="string">
            <text:p>PAYEMS</text:p>
          </table:table-cell>
          <table:table-cell table:style-name="ce1" office:value-type="string" calcext:value-type="string">
            <text:p>BOE/</text:p>
          </table:table-cell>
          <table:table-cell office:value-type="string" calcext:value-type="string">
            <text:p>XUDLGBD</text:p>
          </table:table-cell>
          <table:table-cell/>
          <table:table-cell office:value-type="string" calcext:value-type="string">
            <text:p>quandl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x</text:p>
          </table:table-cell>
          <table:table-cell/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boe</text:p>
          </table:table-cell>
          <table:table-cell table:formula="of:=INDEX([$Conventions.$A$1:.$D$10021];MATCH([.H$1]&amp;[.H38];[$Conventions.$D$1:.$D$10021];0);2)" office:value-type="string" office:string-value="g" calcext:value-type="string">
            <text:p>g</text:p>
          </table:table-cell>
          <table:table-cell table:formula="of:=INDEX([$Conventions.$A$1:.$D$10021];MATCH([.I$1]&amp;[.I38];[$Conventions.$D$1:.$D$10021];0);2)" office:value-type="string" office:string-value="u" calcext:value-type="string">
            <text:p>u</text:p>
          </table:table-cell>
          <table:table-cell table:formula="of:=INDEX([$Conventions.$A$1:.$D$10021];MATCH([.J$1]&amp;[.J38];[$Conventions.$D$1:.$D$10021];0);2)">
            <text:p/>
          </table:table-cell>
          <table:table-cell table:formula="of:=INDEX([$Conventions.$A$1:.$D$10021];MATCH([.K$1]&amp;[.K38];[$Conventions.$D$1:.$D$10021];0);2)" office:value-type="string" office:string-value="x" calcext:value-type="string">
            <text:p>x</text:p>
          </table:table-cell>
          <table:table-cell/>
          <table:table-cell table:formula="of:=INDEX([$Conventions.$A$1:.$D$10021];MATCH([.M$1]&amp;[.M38];[$Conventions.$D$1:.$D$10021];0);2)">
            <text:p/>
          </table:table-cell>
          <table:table-cell table:formula="of:=INDEX([$Conventions.$A$1:.$D$10021];MATCH([.N$1]&amp;[.N38];[$Conventions.$D$1:.$D$10021];0);2)">
            <text:p/>
          </table:table-cell>
          <table:table-cell table:formula="of:=INDEX([$Conventions.$A$1:.$D$10021];MATCH([.O$1]&amp;[.O38];[$Conventions.$D$1:.$D$10021];0);2)">
            <text:p/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21"/>
        </table:table-row>
        <table:table-row table:style-name="ro1">
          <table:table-cell table:number-columns-repeated="3"/>
          <table:table-cell table:style-name="ce1"/>
          <table:table-cell table:number-columns-repeated="21"/>
        </table:table-row>
      </table:table>
      <table:table table:name="Convention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2"/>
        <table:table-column table:style-name="co7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long_form</text:p>
          </table:table-cell>
          <table:table-cell table:number-columns-repeated="2"/>
          <table:table-cell office:value-type="string" calcext:value-type="string">
            <text:p>Example</text:p>
          </table:table-cell>
          <table:table-cell/>
        </table:table-row>
        <table:table-row table:style-name="ro1">
          <table:table-cell office:value-type="string" calcext:value-type="string">
            <text:p>asset_typ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overnment_bond</text:p>
          </table:table-cell>
          <table:table-cell table:formula="of:=[.A2]&amp;[.C2]" office:value-type="string" office:string-value="asset_typegovernment_bond" calcext:value-type="string">
            <text:p>asset_typegovernment_bond</text:p>
          </table:table-cell>
          <table:table-cell/>
          <table:table-cell office:value-type="string" calcext:value-type="string">
            <text:p>Bund, constant maturity, 10y</text:p>
          </table:table-cell>
          <table:table-cell office:value-type="string" calcext:value-type="string">
            <text:p>egeg10ypyc</text:p>
          </table:table-cell>
        </table:table-row>
        <table:table-row table:style-name="ro1">
          <table:table-cell office:value-type="string" calcext:value-type="string">
            <text:p>asset_typ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po</text:p>
          </table:table-cell>
          <table:table-cell table:formula="of:=[.A3]&amp;[.C3]" office:value-type="string" office:string-value="asset_typerepo" calcext:value-type="string">
            <text:p>asset_typere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et_typ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ate</text:p>
          </table:table-cell>
          <table:table-cell table:formula="of:=[.A4]&amp;[.C4]" office:value-type="string" office:string-value="asset_typerate" calcext:value-type="string">
            <text:p>asset_type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et_typ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rporate_bond</text:p>
          </table:table-cell>
          <table:table-cell table:formula="of:=[.A5]&amp;[.C5]" office:value-type="string" office:string-value="asset_typecorporate_bond" calcext:value-type="string">
            <text:p>asset_typecorporate_bo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et_typ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quity</text:p>
          </table:table-cell>
          <table:table-cell table:formula="of:=[.A6]&amp;[.C6]" office:value-type="string" office:string-value="asset_typeequity" calcext:value-type="string">
            <text:p>asset_typeequ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et_typ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dex</text:p>
          </table:table-cell>
          <table:table-cell table:formula="of:=[.A7]&amp;[.C7]" office:value-type="string" office:string-value="asset_typeindex" calcext:value-type="string">
            <text:p>asset_typeind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et_typ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</text:p>
          </table:table-cell>
          <table:table-cell table:formula="of:=[.A8]&amp;[.C8]" office:value-type="string" office:string-value="asset_typedata" calcext:value-type="string">
            <text:p>asset_type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et_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x</text:p>
          </table:table-cell>
          <table:table-cell table:formula="of:=[.A9]&amp;[.C9]" office:value-type="string" office:string-value="asset_typefx" calcext:value-type="string">
            <text:p>asset_typef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urity</text:p>
          </table:table-cell>
          <table:table-cell office:value-type="string" calcext:value-type="string">
            <text:p>integer</text:p>
          </table:table-cell>
          <table:table-cell/>
          <table:table-cell table:formula="of:=[.A10]&amp;[.C10]" office:value-type="string" office:string-value="maturity" calcext:value-type="string">
            <text:p>matur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urity_uni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y</text:p>
          </table:table-cell>
          <table:table-cell table:formula="of:=[.A11]&amp;[.C11]" office:value-type="string" office:string-value="maturity_unitday" calcext:value-type="string">
            <text:p>maturity_unitd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urity_uni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eek</text:p>
          </table:table-cell>
          <table:table-cell table:formula="of:=[.A12]&amp;[.C12]" office:value-type="string" office:string-value="maturity_unitweek" calcext:value-type="string">
            <text:p>maturity_unitwe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urity_uni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th</text:p>
          </table:table-cell>
          <table:table-cell table:formula="of:=[.A13]&amp;[.C13]" office:value-type="string" office:string-value="maturity_unitmonth" calcext:value-type="string">
            <text:p>maturity_unitmon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urity_uni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ar</text:p>
          </table:table-cell>
          <table:table-cell table:formula="of:=[.A14]&amp;[.C14]" office:value-type="string" office:string-value="maturity_unityear" calcext:value-type="string">
            <text:p>maturity_unity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urity_unit</text:p>
          </table:table-cell>
          <table:table-cell table:formula="of:=&quot;&quot;">
            <text:p/>
          </table:table-cell>
          <table:table-cell office:value-type="string" calcext:value-type="string">
            <text:p>none</text:p>
          </table:table-cell>
          <table:table-cell table:formula="of:=[.A15]&amp;[.C15]" office:value-type="string" office:string-value="maturity_unitnone" calcext:value-type="string">
            <text:p>maturity_unit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urity_typ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onstant</text:p>
          </table:table-cell>
          <table:table-cell table:formula="of:=[.A16]&amp;[.C16]" office:value-type="string" office:string-value="maturity_typeconstant" calcext:value-type="string">
            <text:p>maturity_typeconst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urity_ty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xed</text:p>
          </table:table-cell>
          <table:table-cell table:formula="of:=[.A17]&amp;[.C17]" office:value-type="string" office:string-value="maturity_typefixed" calcext:value-type="string">
            <text:p>maturity_typefix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urity_type</text:p>
          </table:table-cell>
          <table:table-cell table:formula="of:=&quot;&quot;">
            <text:p/>
          </table:table-cell>
          <table:table-cell office:value-type="string" calcext:value-type="string">
            <text:p>none</text:p>
          </table:table-cell>
          <table:table-cell table:formula="of:=[.A18]&amp;[.C18]" office:value-type="string" office:string-value="maturity_typenone" calcext:value-type="string">
            <text:p>maturity_type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ur</text:p>
          </table:table-cell>
          <table:table-cell table:formula="of:=[.A19]&amp;[.C19]" office:value-type="string" office:string-value="currencyeur" calcext:value-type="string">
            <text:p>currencye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d</text:p>
          </table:table-cell>
          <table:table-cell table:formula="of:=[.A20]&amp;[.C20]" office:value-type="string" office:string-value="currencyusd" calcext:value-type="string">
            <text:p>currencyus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bp</text:p>
          </table:table-cell>
          <table:table-cell table:formula="of:=[.A21]&amp;[.C21]" office:value-type="string" office:string-value="currencygbp" calcext:value-type="string">
            <text:p>currencygb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d</text:p>
          </table:table-cell>
          <table:table-cell table:formula="of:=[.A22]&amp;[.C22]" office:value-type="string" office:string-value="currencycad" calcext:value-type="string">
            <text:p>currencyc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</text:p>
          </table:table-cell>
          <table:table-cell table:formula="of:=[.A23]&amp;[.C23]" office:value-type="string" office:string-value="currencyaud" calcext:value-type="string">
            <text:p>currencyau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py</text:p>
          </table:table-cell>
          <table:table-cell table:formula="of:=[.A24]&amp;[.C24]" office:value-type="string" office:string-value="currencyjpy" calcext:value-type="string">
            <text:p>currencyj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x</text:p>
          </table:table-cell>
          <table:table-cell table:formula="of:=[.A25]&amp;[.C25]" office:value-type="string" office:string-value="currencychx" calcext:value-type="string">
            <text:p>currencych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kk</text:p>
          </table:table-cell>
          <table:table-cell table:formula="of:=[.A26]&amp;[.C26]" office:value-type="string" office:string-value="currencydkk" calcext:value-type="string">
            <text:p>currencydk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k</text:p>
          </table:table-cell>
          <table:table-cell table:formula="of:=[.A27]&amp;[.C27]" office:value-type="string" office:string-value="currencynok" calcext:value-type="string">
            <text:p>currencyn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ny</text:p>
          </table:table-cell>
          <table:table-cell table:formula="of:=[.A28]&amp;[.C28]" office:value-type="string" office:string-value="currencycny" calcext:value-type="string">
            <text:p>currencyc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</text:p>
          </table:table-cell>
          <table:table-cell table:formula="of:=&quot;&quot;">
            <text:p/>
          </table:table-cell>
          <table:table-cell office:value-type="string" calcext:value-type="string">
            <text:p>none</text:p>
          </table:table-cell>
          <table:table-cell table:formula="of:=[.A29]&amp;[.C29]" office:value-type="string" office:string-value="currencynone" calcext:value-type="string">
            <text:p>currency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_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ur</text:p>
          </table:table-cell>
          <table:table-cell table:formula="of:=[.A30]&amp;[.C30]" office:value-type="string" office:string-value="currency_2eur" calcext:value-type="string">
            <text:p>currency_2eur</text:p>
          </table:table-cell>
          <table:table-cell office:value-type="string" calcext:value-type="string">
            <text:p>“issuer is also used for “currency2” for 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cy_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sd</text:p>
          </table:table-cell>
          <table:table-cell table:formula="of:=[.A31]&amp;[.C31]" office:value-type="string" office:string-value="currency_2usd" calcext:value-type="string">
            <text:p>currency_2us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_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bp</text:p>
          </table:table-cell>
          <table:table-cell table:formula="of:=[.A32]&amp;[.C32]" office:value-type="string" office:string-value="currency_2gbp" calcext:value-type="string">
            <text:p>currency_2gb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_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d</text:p>
          </table:table-cell>
          <table:table-cell table:formula="of:=[.A33]&amp;[.C33]" office:value-type="string" office:string-value="currency_2cad" calcext:value-type="string">
            <text:p>currency_2c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_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d</text:p>
          </table:table-cell>
          <table:table-cell table:formula="of:=[.A34]&amp;[.C34]" office:value-type="string" office:string-value="currency_2aud" calcext:value-type="string">
            <text:p>currency_2au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_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py</text:p>
          </table:table-cell>
          <table:table-cell table:formula="of:=[.A35]&amp;[.C35]" office:value-type="string" office:string-value="currency_2jpy" calcext:value-type="string">
            <text:p>currency_2j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_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x</text:p>
          </table:table-cell>
          <table:table-cell table:formula="of:=[.A36]&amp;[.C36]" office:value-type="string" office:string-value="currency_2chx" calcext:value-type="string">
            <text:p>currency_2ch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_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kk</text:p>
          </table:table-cell>
          <table:table-cell table:formula="of:=[.A37]&amp;[.C37]" office:value-type="string" office:string-value="currency_2dkk" calcext:value-type="string">
            <text:p>currency_2dk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_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k</text:p>
          </table:table-cell>
          <table:table-cell table:formula="of:=[.A38]&amp;[.C38]" office:value-type="string" office:string-value="currency_2nok" calcext:value-type="string">
            <text:p>currency_2n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rency_2</text:p>
          </table:table-cell>
          <table:table-cell table:formula="of:=&quot;&quot;">
            <text:p/>
          </table:table-cell>
          <table:table-cell/>
          <table:table-cell table:formula="of:=[.A39]&amp;[.C39]" office:value-type="string" office:string-value="currency_2" calcext:value-type="string">
            <text:p>currency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er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rmany</text:p>
          </table:table-cell>
          <table:table-cell table:formula="of:=[.A40]&amp;[.C40]" office:value-type="string" office:string-value="issuergermany" calcext:value-type="string">
            <text:p>issuergerma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er</text:p>
          </table:table-cell>
          <table:table-cell table:number-columns-repeated="2" office:value-type="string" calcext:value-type="string">
            <text:p>uk</text:p>
          </table:table-cell>
          <table:table-cell table:formula="of:=[.A41]&amp;[.C41]" office:value-type="string" office:string-value="issueruk" calcext:value-type="string">
            <text:p>issueru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er</text:p>
          </table:table-cell>
          <table:table-cell table:number-columns-repeated="2" office:value-type="string" calcext:value-type="string">
            <text:p>us</text:p>
          </table:table-cell>
          <table:table-cell table:formula="of:=[.A42]&amp;[.C42]" office:value-type="string" office:string-value="issuerus" calcext:value-type="string">
            <text:p>issue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table:formula="of:=[.A43]&amp;[.C43]" office:value-type="string" office:string-value="issuerfrance" calcext:value-type="string">
            <text:p>issuerfr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e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ain</text:p>
          </table:table-cell>
          <table:table-cell table:formula="of:=[.A44]&amp;[.C44]" office:value-type="string" office:string-value="issuerspain" calcext:value-type="string">
            <text:p>issuersp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e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table:formula="of:=[.A45]&amp;[.C45]" office:value-type="string" office:string-value="issueritaly" calcext:value-type="string">
            <text:p>issuerita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er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table:formula="of:=[.A46]&amp;[.C46]" office:value-type="string" office:string-value="issuerjapan" calcext:value-type="string">
            <text:p>issuerjap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e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table:formula="of:=[.A47]&amp;[.C47]" office:value-type="string" office:string-value="issuercanada" calcext:value-type="string">
            <text:p>issuercana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er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high_yield</text:p>
          </table:table-cell>
          <table:table-cell table:formula="of:=[.A48]&amp;[.C48]" office:value-type="string" office:string-value="issuerhigh_yield" calcext:value-type="string">
            <text:p>issuerhigh_y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suer</text:p>
          </table:table-cell>
          <table:table-cell table:formula="of:=&quot;&quot;">
            <text:p/>
          </table:table-cell>
          <table:table-cell office:value-type="string" calcext:value-type="string">
            <text:p>none</text:p>
          </table:table-cell>
          <table:table-cell table:formula="of:=[.A49]&amp;[.C49]" office:value-type="string" office:string-value="issuernone" calcext:value-type="string">
            <text:p>issuer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eal_yield</text:p>
          </table:table-cell>
          <table:table-cell table:formula="of:=[.A50]&amp;[.C50]" office:value-type="string" office:string-value="unitreal_yield" calcext:value-type="string">
            <text:p>unitreal_y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ar_yield</text:p>
          </table:table-cell>
          <table:table-cell table:formula="of:=[.A51]&amp;[.C51]" office:value-type="string" office:string-value="unitpar_yield" calcext:value-type="string">
            <text:p>unitpar_y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inflation_breakeven</text:p>
          </table:table-cell>
          <table:table-cell table:formula="of:=[.A52]&amp;[.C52]" office:value-type="string" office:string-value="unitinflation_breakeven" calcext:value-type="string">
            <text:p>unitinflation_breake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zy</text:p>
          </table:table-cell>
          <table:table-cell office:value-type="string" calcext:value-type="string">
            <text:p>zero_coupon_yield</text:p>
          </table:table-cell>
          <table:table-cell table:formula="of:=[.A53]&amp;[.C53]" office:value-type="string" office:string-value="unitzero_coupon_yield" calcext:value-type="string">
            <text:p>unitzero_coupon_y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ce</text:p>
          </table:table-cell>
          <table:table-cell table:formula="of:=[.A54]&amp;[.C54]" office:value-type="string" office:string-value="unitprice" calcext:value-type="string">
            <text:p>unitpr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AS</text:p>
          </table:table-cell>
          <table:table-cell table:formula="of:=[.A55]&amp;[.C55]" office:value-type="string" office:string-value="unitOAS" calcext:value-type="string">
            <text:p>unitO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</text:p>
          </table:table-cell>
          <table:table-cell table:formula="of:=&quot;&quot;">
            <text:p/>
          </table:table-cell>
          <table:table-cell office:value-type="string" calcext:value-type="string">
            <text:p>none</text:p>
          </table:table-cell>
          <table:table-cell table:formula="of:=[.A56]&amp;[.C56]" office:value-type="string" office:string-value="unitnone" calcext:value-type="string">
            <text:p>unitnone</text:p>
          </table:table-cell>
          <table:table-cell table:number-columns-repeated="3"/>
        </table:table-row>
        <table:table-row table:style-name="ro1" table:number-rows-repeated="10485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/00/0000</text:date>, <text:time style:data-style-name="N2" text:time-value="15:47:53.772851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2:17:00.356264717</meta:creation-date>
    <meta:generator>LibreOffice/5.1.6.2$Linux_X86_64 LibreOffice_project/10m0$Build-2</meta:generator>
    <dc:date>2019-11-19T16:01:32.897506911</dc:date>
    <meta:editing-duration>P3DT19H51M37S</meta:editing-duration>
    <meta:editing-cycles>9</meta:editing-cycles>
    <meta:document-statistic meta:table-count="3" meta:cell-count="1075" meta:object-count="0"/>
  </office:meta>
</office:document-meta>
</file>